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Heading_20_1">
      <style:paragraph-properties fo:break-before="page" fo:line-height="1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6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Heading_20_2">
      <style:paragraph-properties fo:break-before="auto" fo:line-height="100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3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4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5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6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7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18" style:family="text">
      <style:text-properties style:text-line-through-style="solid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P38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4" style:family="text"/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Heading_20_1">
      <style:paragraph-properties fo:break-before="page" fo:line-height="100%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P4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8_1" style:family="text"/>
    <style:style style:name="T48_2" style:family="text"/>
    <style:style style:name="T48_3" style:family="text"/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P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P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P5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P5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5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break-before="auto" fo:text-indent="1.27cm" fo:line-height="100%" fo:margin-bottom="0.212cm" style:writing-mode="lr-tb"/>
    </style:style>
    <style:style style:name="T6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3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4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64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65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66" style:family="paragraph" style:parent-style-name="Heading_20_2">
      <style:paragraph-properties fo:break-before="auto" fo:line-height="100%" style:writing-mode="lr-tb"/>
    </style:style>
    <style:style style:name="T66_1" style:family="text"/>
    <style:style style:name="T66_2" style:family="text"/>
    <style:style style:name="T66_3" style:family="text" style:parent-style-name="Heading_20_2"/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/>
    <style:style style:name="P101" style:family="paragraph" style:parent-style-name="Standard">
      <style:paragraph-properties fo:break-before="auto" fo:line-height="100%" fo:margin-bottom="0.212cm" style:writing-mode="lr-tb"/>
    </style:style>
    <style:style style:name="T1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2" style:family="paragraph" style:parent-style-name="Standard">
      <style:paragraph-properties fo:break-before="auto" fo:line-height="100%" fo:margin-bottom="0.212cm" style:writing-mode="lr-tb"/>
    </style:style>
    <style:style style:name="T1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P103" style:family="paragraph" style:parent-style-name="Standard">
      <style:paragraph-properties fo:break-before="auto" fo:line-height="100%" fo:margin-bottom="0.212cm" style:writing-mode="lr-tb"/>
    </style:style>
    <style:style style:name="T1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4" style:family="paragraph" style:parent-style-name="Standard">
      <style:paragraph-properties fo:break-before="auto" fo:line-height="100%" fo:margin-bottom="0.212cm" style:writing-mode="lr-tb"/>
    </style:style>
    <style:style style:name="T1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5" style:family="paragraph" style:parent-style-name="Standard">
      <style:paragraph-properties fo:break-before="auto" fo:line-height="100%" fo:margin-bottom="0.212cm" style:writing-mode="lr-tb"/>
    </style:style>
    <style:style style:name="T1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P106" style:family="paragraph" style:parent-style-name="Standard">
      <style:paragraph-properties fo:break-before="auto" fo:line-height="100%" fo:margin-bottom="0.212cm" style:writing-mode="lr-tb"/>
    </style:style>
    <style:style style:name="T1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8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P18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8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9" style:family="paragraph" style:parent-style-name="Heading_20_1">
      <style:paragraph-properties fo:break-before="page" fo:line-height="100%" style:writing-mode="lr-tb"/>
    </style:style>
    <style:style style:name="T189_1" style:family="text"/>
    <style:style style:name="T189_2" style:family="text"/>
    <style:style style:name="T189_3" style:family="text"/>
    <style:style style:name="P190" style:family="paragraph" style:parent-style-name="Heading_20_2">
      <style:paragraph-properties fo:break-before="auto" fo:line-height="100%" style:writing-mode="lr-tb"/>
    </style:style>
    <style:style style:name="T190_1" style:family="text">
      <style:text-properties style:text-line-through-style="solid"/>
    </style:style>
    <style:style style:name="T190_2" style:family="text">
      <style:text-properties style:text-line-through-style="solid"/>
    </style:style>
    <style:style style:name="T190_3" style:family="text"/>
    <style:style style:name="T190_4" style:family="text"/>
    <style:style style:name="T190_5" style:family="text" style:parent-style-name="Heading_20_2"/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4" style:family="text"/>
    <style:style style:name="P198" style:family="paragraph" style:parent-style-name="Standard">
      <style:paragraph-properties fo:break-before="auto" fo:line-height="100%" style:writing-mode="lr-tb"/>
    </style:style>
    <style:style style:name="T1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P203" style:family="paragraph" style:parent-style-name="Standard">
      <style:paragraph-properties fo:break-before="auto" fo:line-height="100%" style:writing-mode="lr-tb"/>
    </style:style>
    <style:style style:name="P204" style:family="paragraph" style:parent-style-name="Standard">
      <style:paragraph-properties fo:break-before="auto" fo:line-height="100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T204_27" style:family="text"/>
    <style:style style:name="T204_28" style:family="text"/>
    <style:style style:name="T204_29" style:family="text"/>
    <style:style style:name="T204_30" style:family="text"/>
    <style:style style:name="T204_31" style:family="text"/>
    <style:style style:name="T204_32" style:family="text"/>
    <style:style style:name="T204_33" style:family="text"/>
    <style:style style:name="T204_34" style:family="text"/>
    <style:style style:name="T204_35" style:family="text"/>
    <style:style style:name="T204_36" style:family="text"/>
    <style:style style:name="T204_37" style:family="text"/>
    <style:style style:name="T204_38" style:family="text"/>
    <style:style style:name="T204_39" style:family="text"/>
    <style:style style:name="T204_40" style:family="text"/>
    <style:style style:name="T204_41" style:family="text"/>
    <style:style style:name="T204_42" style:family="text"/>
    <style:style style:name="T204_43" style:family="text"/>
    <style:style style:name="T204_44" style:family="text"/>
    <style:style style:name="T204_45" style:family="text"/>
    <style:style style:name="T204_46" style:family="text"/>
    <style:style style:name="T204_47" style:family="text"/>
    <style:style style:name="T204_48" style:family="text"/>
    <style:style style:name="T204_49" style:family="text"/>
    <style:style style:name="T204_50" style:family="text"/>
    <style:style style:name="T204_51" style:family="text"/>
    <style:style style:name="T204_52" style:family="text"/>
    <style:style style:name="T204_53" style:family="text"/>
    <style:style style:name="T204_54" style:family="text"/>
    <style:style style:name="T204_55" style:family="text"/>
    <style:style style:name="T204_56" style:family="text"/>
    <style:style style:name="T204_57" style:family="text"/>
    <style:style style:name="T204_58" style:family="text"/>
    <style:style style:name="T204_59" style:family="text"/>
    <style:style style:name="T204_60" style:family="text"/>
    <style:style style:name="T204_61" style:family="text"/>
    <style:style style:name="T204_62" style:family="text"/>
    <style:style style:name="T204_63" style:family="text"/>
    <style:style style:name="T204_64" style:family="text"/>
    <style:style style:name="T204_65" style:family="text"/>
    <style:style style:name="T204_66" style:family="text"/>
    <style:style style:name="T204_67" style:family="text"/>
    <style:style style:name="T204_68" style:family="text"/>
    <style:style style:name="T204_69" style:family="text"/>
    <style:style style:name="T204_70" style:family="text"/>
    <style:style style:name="T204_71" style:family="text"/>
    <style:style style:name="T204_72" style:family="text"/>
    <style:style style:name="T204_73" style:family="text"/>
    <style:style style:name="T204_74" style:family="text"/>
    <style:style style:name="T204_75" style:family="text"/>
    <style:style style:name="T204_76" style:family="text"/>
    <style:style style:name="T204_77" style:family="text"/>
    <style:style style:name="T204_78" style:family="text"/>
    <style:style style:name="T204_79" style:family="text"/>
    <style:style style:name="T204_80" style:family="text"/>
    <style:style style:name="T204_81" style:family="text"/>
    <style:style style:name="T204_82" style:family="text"/>
    <style:style style:name="T204_83" style:family="text"/>
    <style:style style:name="T204_84" style:family="text"/>
    <style:style style:name="T204_85" style:family="text"/>
    <style:style style:name="T204_86" style:family="text"/>
    <style:style style:name="T204_87" style:family="text"/>
    <style:style style:name="T204_88" style:family="text"/>
    <style:style style:name="P20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P210" style:family="paragraph" style:parent-style-name="Standard">
      <style:paragraph-properties fo:break-before="auto" fo:line-height="100%" style:writing-mode="lr-tb"/>
    </style:style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P215" style:family="paragraph" style:parent-style-name="Standard">
      <style:paragraph-properties fo:break-before="auto" fo:line-height="100%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P217" style:family="paragraph" style:parent-style-name="Standard">
      <style:paragraph-properties fo:break-before="auto" fo:line-height="100%" style:writing-mode="lr-tb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19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Heading_20_2">
      <style:paragraph-properties fo:break-before="auto" fo:line-height="100%" style:writing-mode="lr-tb"/>
    </style:style>
    <style:style style:name="T220_1" style:family="text"/>
    <style:style style:name="P221" style:family="paragraph" style:parent-style-name="Heading_20_2">
      <style:paragraph-properties fo:break-before="auto" fo:line-height="100%" style:writing-mode="lr-tb"/>
    </style:style>
    <style:style style:name="T221_1" style:family="text"/>
    <style:style style:name="P222" style:family="paragraph" style:parent-style-name="Heading_20_2">
      <style:paragraph-properties fo:break-before="auto" fo:line-height="100%" style:writing-mode="lr-tb"/>
    </style:style>
    <style:style style:name="T222_1" style:family="text"/>
    <style:style style:name="P22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4" style:family="paragraph" style:parent-style-name="Heading_20_1">
      <style:paragraph-properties fo:break-before="page" fo:line-height="100%" style:writing-mode="lr-tb"/>
    </style:style>
    <style:style style:name="T224_1" style:family="text"/>
    <style:style style:name="T224_2" style:family="text"/>
    <style:style style:name="T224_3" style:family="text"/>
    <style:style style:name="P22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6" style:family="paragraph" style:parent-style-name="Heading_20_1">
      <style:paragraph-properties fo:break-before="page" fo:line-height="100%" style:writing-mode="lr-tb"/>
    </style:style>
    <style:style style:name="T226_1" style:family="text"/>
    <style:style style:name="T226_2" style:family="text"/>
    <style:style style:name="T226_3" style:family="text"/>
    <style:style style:name="P227" style:family="paragraph" style:parent-style-name="Heading_20_2">
      <style:paragraph-properties fo:break-before="auto" fo:line-height="100%" style:writing-mode="lr-tb"/>
    </style:style>
    <style:style style:name="T227_1" style:family="text"/>
    <style:style style:name="T227_2" style:family="text"/>
    <style:style style:name="T227_3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line-height="100%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</style:style>
    <style:style style:name="T2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8" style:family="paragraph" style:parent-style-name="Standard">
      <style:paragraph-properties fo:break-before="auto" fo:line-height="100%" style:writing-mode="lr-tb"/>
    </style:style>
    <style:style style:name="T2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/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</style:style>
    <style:style style:name="T2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Standard">
      <style:paragraph-properties fo:break-before="auto" fo:line-height="100%" style:writing-mode="lr-tb"/>
    </style:style>
    <style:style style:name="T2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P251" style:family="paragraph" style:parent-style-name="Standard">
      <style:paragraph-properties fo:break-before="auto" fo:line-height="100%" style:writing-mode="lr-tb"/>
    </style:style>
    <style:style style:name="T251_1" style:family="text"/>
    <style:style style:name="T251_2" style:family="text"/>
    <style:style style:name="T2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/>
    <style:style style:name="T252_2" style:family="text"/>
    <style:style style:name="P253" style:family="paragraph" style:parent-style-name="Standard">
      <style:paragraph-properties fo:break-before="auto" fo:line-height="100%" style:writing-mode="lr-tb"/>
    </style:style>
    <style:style style:name="T2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3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/>
    <style:style style:name="T254_2" style:family="text"/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P258" style:family="paragraph" style:parent-style-name="Standard">
      <style:paragraph-properties fo:break-before="auto" fo:line-height="100%" style:writing-mode="lr-tb"/>
    </style:style>
    <style:style style:name="T2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9" style:family="paragraph" style:parent-style-name="Standard">
      <style:paragraph-properties fo:break-before="auto" fo:line-height="100%" style:writing-mode="lr-tb"/>
    </style:style>
    <style:style style:name="T2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0" style:family="paragraph" style:parent-style-name="Standard">
      <style:paragraph-properties fo:break-before="auto" fo:line-height="100%" style:writing-mode="lr-tb"/>
    </style:style>
    <style:style style:name="T2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1" style:family="paragraph" style:parent-style-name="Standard">
      <style:paragraph-properties fo:break-before="auto" fo:line-height="100%" style:writing-mode="lr-tb"/>
    </style:style>
    <style:style style:name="T2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2" style:family="paragraph" style:parent-style-name="Standard">
      <style:paragraph-properties fo:break-before="auto" fo:line-height="100%" style:writing-mode="lr-tb"/>
    </style:style>
    <style:style style:name="T262_1" style:family="text"/>
    <style:style style:name="T262_2" style:family="text"/>
    <style:style style:name="T262_3" style:family="text"/>
    <style:style style:name="P263" style:family="paragraph" style:parent-style-name="Standard">
      <style:paragraph-properties fo:break-before="auto" fo:line-height="100%" style:writing-mode="lr-tb"/>
    </style:style>
    <style:style style:name="T2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4" style:family="paragraph" style:parent-style-name="Standard">
      <style:paragraph-properties fo:break-before="auto" fo:line-height="100%" style:writing-mode="lr-tb"/>
    </style:style>
    <style:style style:name="T2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5" style:family="paragraph" style:parent-style-name="Standard">
      <style:paragraph-properties fo:break-before="auto" fo:line-height="100%" style:writing-mode="lr-tb"/>
    </style:style>
    <style:style style:name="T2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6" style:family="paragraph" style:parent-style-name="Standard">
      <style:paragraph-properties fo:break-before="auto" fo:line-height="100%" style:writing-mode="lr-tb"/>
    </style:style>
    <style:style style:name="T2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7" style:family="paragraph" style:parent-style-name="Standard">
      <style:paragraph-properties fo:break-before="auto" fo:line-height="100%" style:writing-mode="lr-tb"/>
    </style:style>
    <style:style style:name="T2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8" style:family="paragraph" style:parent-style-name="Standard">
      <style:paragraph-properties fo:break-before="auto" fo:line-height="100%" style:writing-mode="lr-tb"/>
    </style:style>
    <style:style style:name="T268_1" style:family="text"/>
    <style:style style:name="T268_2" style:family="text"/>
    <style:style style:name="T268_3" style:family="text"/>
    <style:style style:name="P269" style:family="paragraph" style:parent-style-name="Standard">
      <style:paragraph-properties fo:break-before="auto" fo:line-height="100%" style:writing-mode="lr-tb"/>
    </style:style>
    <style:style style:name="T2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0" style:family="paragraph" style:parent-style-name="Standard">
      <style:paragraph-properties fo:break-before="auto" fo:line-height="100%" style:writing-mode="lr-tb"/>
    </style:style>
    <style:style style:name="T2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1" style:family="paragraph" style:parent-style-name="Standard">
      <style:paragraph-properties fo:break-before="auto" fo:line-height="100%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Heading_20_2">
      <style:paragraph-properties fo:break-before="auto" fo:line-height="100%" style:writing-mode="lr-tb"/>
    </style:style>
    <style:style style:name="T273_1" style:family="text"/>
    <style:style style:name="T273_2" style:family="text"/>
    <style:style style:name="T273_3" style:family="text"/>
    <style:style style:name="P274" style:family="paragraph" style:parent-style-name="Standard">
      <style:paragraph-properties fo:break-before="auto" fo:line-height="100%" style:writing-mode="lr-tb"/>
    </style:style>
    <style:style style:name="T2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5" style:family="paragraph" style:parent-style-name="Standard">
      <style:paragraph-properties fo:break-before="auto" fo:line-height="100%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break-before="auto" fo:line-height="100%" style:writing-mode="lr-tb"/>
    </style:style>
    <style:style style:name="T2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7" style:family="paragraph" style:parent-style-name="Standard">
      <style:paragraph-properties fo:break-before="auto" fo:line-height="100%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Heading_20_2">
      <style:paragraph-properties fo:break-before="auto" fo:line-height="100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00%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1" style:family="paragraph" style:parent-style-name="Standard">
      <style:paragraph-properties fo:break-before="auto" fo:line-height="100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P282" style:family="paragraph" style:parent-style-name="Standard">
      <style:paragraph-properties fo:break-before="auto" fo:line-height="100%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P283" style:family="paragraph" style:parent-style-name="Standard">
      <style:paragraph-properties fo:break-before="auto" fo:line-height="100%" style:writing-mode="lr-tb"/>
    </style:style>
    <style:style style:name="T2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4" style:family="paragraph" style:parent-style-name="Standard">
      <style:paragraph-properties fo:break-before="auto" fo:line-height="100%" style:writing-mode="lr-tb"/>
    </style:style>
    <style:style style:name="T2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P285" style:family="paragraph" style:parent-style-name="Standard">
      <style:paragraph-properties fo:break-before="auto" fo:line-height="100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P286" style:family="paragraph" style:parent-style-name="Standard">
      <style:paragraph-properties fo:break-before="auto" fo:line-height="100%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Standard">
      <style:paragraph-properties fo:break-before="auto" fo:line-height="100%" style:writing-mode="lr-tb"/>
    </style:style>
    <style:style style:name="T2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8" style:family="paragraph" style:parent-style-name="Standard">
      <style:paragraph-properties fo:break-before="auto" fo:line-height="100%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break-before="auto" fo:line-height="100%" style:writing-mode="lr-tb"/>
    </style:style>
    <style:style style:name="T2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0" style:family="paragraph" style:parent-style-name="Standard">
      <style:paragraph-properties fo:break-before="auto" fo:line-height="100%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/>
    <style:style style:name="T290_6" style:family="text"/>
    <style:style style:name="P291" style:family="paragraph" style:parent-style-name="Standard">
      <style:paragraph-properties fo:break-before="auto" fo:line-height="100%" style:writing-mode="lr-tb"/>
    </style:style>
    <style:style style:name="T2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2" style:family="paragraph" style:parent-style-name="Standard">
      <style:paragraph-properties fo:break-before="auto" fo:line-height="100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P293" style:family="paragraph" style:parent-style-name="Standard">
      <style:paragraph-properties fo:break-before="auto" fo:line-height="100%" style:writing-mode="lr-tb"/>
    </style:style>
    <style:style style:name="T2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19" style:family="text"/>
    <style:style style:name="T293_20" style:family="text"/>
    <style:style style:name="T29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3_24" style:family="text"/>
    <style:style style:name="T29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4" style:family="paragraph" style:parent-style-name="Standard">
      <style:paragraph-properties fo:break-before="auto" fo:line-height="100%" style:writing-mode="lr-tb"/>
    </style:style>
    <style:style style:name="T2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5" style:family="paragraph" style:parent-style-name="Standard">
      <style:paragraph-properties fo:break-before="auto" fo:line-height="100%" style:writing-mode="lr-tb"/>
    </style:style>
    <style:style style:name="T295_1" style:family="text"/>
    <style:style style:name="T295_2" style:family="text"/>
    <style:style style:name="T295_3" style:family="text"/>
    <style:style style:name="P296" style:family="paragraph" style:parent-style-name="Standard">
      <style:paragraph-properties fo:break-before="auto" fo:line-height="100%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7" style:family="paragraph" style:parent-style-name="Standard">
      <style:paragraph-properties fo:break-before="auto" fo:line-height="100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P298" style:family="paragraph" style:parent-style-name="Standard">
      <style:paragraph-properties fo:break-before="auto" fo:line-height="100%" style:writing-mode="lr-tb"/>
    </style:style>
    <style:style style:name="T2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0" style:family="paragraph" style:parent-style-name="Standard">
      <style:paragraph-properties fo:break-before="auto" fo:line-height="100%" style:writing-mode="lr-tb"/>
    </style:style>
    <style:style style:name="T3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1" style:family="paragraph" style:parent-style-name="Standard">
      <style:paragraph-properties fo:break-before="auto" fo:line-height="100%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break-before="auto" fo:line-height="100%" style:writing-mode="lr-tb"/>
    </style:style>
    <style:style style:name="T3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3" style:family="paragraph" style:parent-style-name="Standard">
      <style:paragraph-properties fo:break-before="auto" fo:line-height="100%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break-before="auto" fo:line-height="100%" style:writing-mode="lr-tb"/>
    </style:style>
    <style:style style:name="T3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5" style:family="paragraph" style:parent-style-name="Standard">
      <style:paragraph-properties fo:break-before="auto" fo:line-height="100%" style:writing-mode="lr-tb"/>
    </style:style>
    <style:style style:name="T305_1" style:family="text"/>
    <style:style style:name="P306" style:family="paragraph" style:parent-style-name="Standard">
      <style:paragraph-properties fo:break-before="auto" fo:line-height="100%" style:writing-mode="lr-tb"/>
    </style:style>
    <style:style style:name="T3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Heading_20_1">
      <style:paragraph-properties fo:break-before="page" fo:line-height="100%" style:writing-mode="lr-tb"/>
    </style:style>
    <style:style style:name="T308_1" style:family="text"/>
    <style:style style:name="T308_2" style:family="text"/>
    <style:style style:name="T308_3" style:family="text"/>
    <style:style style:name="P30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3" style:family="paragraph" style:parent-style-name="Heading_20_1">
      <style:paragraph-properties fo:break-before="page" fo:line-height="100%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A</text:span><text:span text:style-name="T1_2"><text:s/></text:span><text:span text:style-name="T1_3">Note</text:span><text:span text:style-name="T1_4"><text:s/></text:span><text:span text:style-name="T1_5">o</text:span><text:span text:style-name="T1_6">n</text:span><text:span text:style-name="T1_7"><text:s/></text:span><text:span text:style-name="T1_8">Schedule</text:span></text:h>
      <text:p text:style-name="P2"><text:span text:style-name="T2_1">Regular</text:span><text:span text:style-name="T2_2"><text:s/></text:span><text:span text:style-name="T2_3">semester</text:span><text:span text:style-name="T2_4">:<text:s/>28<text:s/></text:span><text:span text:style-name="T2_5">classes</text:span><text:span text:style-name="T2_6"><text:s/></text:span><text:span text:style-name="T2_7">x</text:span><text:span text:style-name="T2_8"><text:s/>75<text:s/></text:span><text:span text:style-name="T2_9">min</text:span><text:span text:style-name="T2_10"><text:s/>=<text:s/>2,100<text:s/></text:span><text:span text:style-name="T2_11">min</text:span></text:p>
      <text:p text:style-name="P3"><text:span text:style-name="T3_1">Summer</text:span><text:span text:style-name="T3_2"><text:s/>3<text:s/></text:span><text:span text:style-name="T3_3">Module</text:span><text:span text:style-name="T3_4">:<text:s/>18<text:s/></text:span><text:span text:style-name="T3_5">weeks</text:span><text:span text:style-name="T3_6"><text:s/></text:span><text:span text:style-name="T3_7">x</text:span><text:span text:style-name="T3_8"><text:s/></text:span><text:span text:style-name="T3_9">120</text:span><text:span text:style-name="T3_10"><text:s/></text:span><text:span text:style-name="T3_11">min</text:span><text:span text:style-name="T3_12"><text:s/>=<text:s/>2,160<text:s/></text:span><text:span text:style-name="T3_13">min</text:span></text:p>
      <text:h text:style-name="P4" text:outline-level="10"><text:span text:style-name="T4_1">What</text:span><text:span text:style-name="T4_2"><text:s/></text:span><text:span text:style-name="T4_3">Is</text:span><text:span text:style-name="T4_4"><text:s/></text:span><text:span text:style-name="T4_5">Data</text:span><text:span text:style-name="T4_6"><text:s/></text:span><text:span text:style-name="T4_7">Science</text:span><text:span text:style-name="T4_8">?</text:span></text:h>
      <text:p text:style-name="P5"><text:span text:style-name="T5_1">Extraction</text:span><text:span text:style-name="T5_2"><text:s/></text:span><text:span text:style-name="T5_3">of</text:span><text:span text:style-name="T5_4"><text:s/></text:span><text:span text:style-name="T5_5">knowledge</text:span><text:span text:style-name="T5_6"><text:s/></text:span><text:span text:style-name="T5_7">from</text:span><text:span text:style-name="T5_8"><text:s/></text:span><text:span text:style-name="T5_9">data</text:span><text:span text:style-name="T5_10"><text:s/>(</text:span><text:span text:style-name="T5_11">also</text:span><text:span text:style-name="T5_12"><text:s/></text:span><text:span text:style-name="T5_13">known</text:span><text:span text:style-name="T5_14"><text:s/></text:span><text:span text:style-name="T5_15">as</text:span><text:span text:style-name="T5_16"><text:s/></text:span><text:span text:style-name="T5_17">knowledge</text:span><text:span text:style-name="T5_18"><text:s/></text:span><text:span text:style-name="T5_19">discovery</text:span><text:span text:style-name="T5_20"><text:s/></text:span><text:span text:style-name="T5_21">and</text:span><text:span text:style-name="T5_22"><text:s/></text:span><text:span text:style-name="T5_23">data</text:span><text:span text:style-name="T5_24"><text:s/></text:span><text:span text:style-name="T5_25">mining</text:span><text:span text:style-name="T5_26">,<text:s/></text:span><text:span text:style-name="T5_27">KDD</text:span><text:span text:style-name="T5_28">).</text:span></text:p>
      <text:p text:style-name="P6"><text:span text:style-name="T6_1">Data</text:span><text:span text:style-name="T6_2"><text:s/></text:span><text:span text:style-name="T6_3">science</text:span><text:span text:style-name="T6_4"><text:s/>=<text:s/></text:span><text:span text:style-name="T6_5">Computer</text:span><text:span text:style-name="T6_6"><text:s/></text:span><text:span text:style-name="T6_7">science</text:span><text:span text:style-name="T6_8"><text:s/>(</text:span><text:span text:style-name="T6_9">for</text:span><text:span text:style-name="T6_10"><text:s/></text:span><text:span text:style-name="T6_11">data</text:span><text:span text:style-name="T6_12"><text:s/></text:span><text:span text:style-name="T6_13">structures</text:span><text:span text:style-name="T6_14">,<text:s/></text:span><text:span text:style-name="T6_15">algorithms</text:span><text:span text:style-name="T6_16">,<text:s/></text:span><text:span text:style-name="T6_17">visualization</text:span><text:span text:style-name="T6_18">,<text:s/></text:span><text:span text:style-name="T6_19">big</text:span><text:span text:style-name="T6_20"><text:s/></text:span><text:span text:style-name="T6_21">data</text:span><text:span text:style-name="T6_22"><text:s/></text:span><text:span text:style-name="T6_23">support</text:span><text:span text:style-name="T6_24">,<text:s/></text:span><text:span text:style-name="T6_25">general</text:span><text:span text:style-name="T6_26"><text:s/></text:span><text:span text:style-name="T6_27">programming</text:span><text:span text:style-name="T6_28">)<text:s/>+<text:s/></text:span><text:span text:style-name="T6_29">Statistics</text:span><text:span text:style-name="T6_30"><text:s/>(</text:span><text:span text:style-name="T6_31">for</text:span><text:span text:style-name="T6_32"><text:s/></text:span><text:span text:style-name="T6_33">regressions</text:span><text:span text:style-name="T6_34"><text:s/></text:span><text:span text:style-name="T6_35">and</text:span><text:span text:style-name="T6_36"><text:s/></text:span><text:span text:style-name="T6_37">inference</text:span><text:span text:style-name="T6_38">)<text:s/>+<text:s/></text:span><text:span text:style-name="T6_39">Domain</text:span><text:span text:style-name="T6_40"><text:s/></text:span><text:span text:style-name="T6_41">knowledge</text:span><text:span text:style-name="T6_42"><text:s/>(</text:span><text:span text:style-name="T6_43">for</text:span><text:span text:style-name="T6_44"><text:s/></text:span><text:span text:style-name="T6_45">posting</text:span><text:span text:style-name="T6_46"><text:s/></text:span><text:span text:style-name="T6_47">questions</text:span><text:span text:style-name="T6_48"><text:s/></text:span><text:span text:style-name="T6_49">and</text:span><text:span text:style-name="T6_50"><text:s/></text:span><text:span text:style-name="T6_51">interpreting</text:span><text:span text:style-name="T6_52"><text:s/></text:span><text:span text:style-name="T6_53">results</text:span><text:span text:style-name="T6_54">).</text:span></text:p>
      <text:p text:style-name="P7"><text:span text:style-name="T7_1">Raw</text:span><text:span text:style-name="T7_2"><text:s/></text:span><text:span text:style-name="T7_3">data</text:span><text:span text:style-name="T7_4"><text:s/></text:span><text:span text:style-name="T7_5">vs</text:span><text:span text:style-name="T7_6"><text:s/></text:span><text:span text:style-name="T7_7">Processed</text:span><text:span text:style-name="T7_8"><text:s/></text:span><text:span text:style-name="T7_9">data</text:span><text:span text:style-name="T7_10">.<text:s/></text:span><text:span text:style-name="T7_11">Always</text:span><text:span text:style-name="T7_12"><text:s/></text:span><text:span text:style-name="T7_13">use</text:span><text:span text:style-name="T7_14"><text:s/></text:span><text:span text:style-name="T7_15">raw</text:span><text:span text:style-name="T7_16"><text:s/></text:span><text:span text:style-name="T7_17">data</text:span><text:span text:style-name="T7_18">,<text:s/></text:span><text:span text:style-name="T7_19">but</text:span><text:span text:style-name="T7_20"><text:s/></text:span><text:span text:style-name="T7_21">process</text:span><text:span text:style-name="T7_22"><text:s/></text:span><text:span text:style-name="T7_23">it</text:span><text:span text:style-name="T7_24"><text:s/></text:span><text:span text:style-name="T7_25">once</text:span><text:span text:style-name="T7_26">.<text:s/></text:span><text:span text:style-name="T7_27">All</text:span><text:span text:style-name="T7_28"><text:s/></text:span><text:span text:style-name="T7_29">processing</text:span><text:span text:style-name="T7_30"><text:s/></text:span><text:span text:style-name="T7_31">steps</text:span><text:span text:style-name="T7_32"><text:s/></text:span><text:span text:style-name="T7_33">must</text:span><text:span text:style-name="T7_34"><text:s/></text:span><text:span text:style-name="T7_35">be</text:span><text:span text:style-name="T7_36"><text:s/></text:span><text:span text:style-name="T7_37">recorded</text:span><text:span text:style-name="T7_38">.</text:span></text:p>
      <text:h text:style-name="P8" text:outline-level="10"><text:span text:style-name="T8_1">Topics</text:span><text:span text:style-name="T8_2">:</text:span></text:h>
      <text:list text:style-name="LS1" xml:id="list0">
        <text:list-item>
          <text:p text:style-name="P9"><text:span text:style-name="T9_1">Numeric</text:span><text:span text:style-name="T9_2"><text:s/></text:span><text:span text:style-name="T9_3">data</text:span><text:span text:style-name="T9_4"><text:s/></text:span><text:span text:style-name="T9_5">analysis</text:span><text:span text:style-name="T9_6"><text:s/>(</text:span><text:span text:style-name="T9_7">data</text:span><text:span text:style-name="T9_8"><text:s/></text:span><text:span text:style-name="T9_9">mining</text:span><text:span text:style-name="T9_10">)</text:span></text:p>
        </text:list-item>
        <text:list-item>
          <text:p text:style-name="P10"><text:span text:style-name="T10_1">Text</text:span><text:span text:style-name="T10_2"><text:s/></text:span><text:span text:style-name="T10_3">data</text:span><text:span text:style-name="T10_4"><text:s/></text:span><text:span text:style-name="T10_5">analysis</text:span><text:span text:style-name="T10_6"><text:s/>(</text:span><text:span text:style-name="T10_7">information</text:span><text:span text:style-name="T10_8">/</text:span><text:span text:style-name="T10_9">document</text:span><text:span text:style-name="T10_10">/</text:span><text:span text:style-name="T10_11">text</text:span><text:span text:style-name="T10_12"><text:s/></text:span><text:span text:style-name="T10_13">retrieval</text:span><text:span text:style-name="T10_14">,<text:s/></text:span><text:span text:style-name="T10_15">natural</text:span><text:span text:style-name="T10_16"><text:s/></text:span><text:span text:style-name="T10_17">language</text:span><text:span text:style-name="T10_18"><text:s/></text:span><text:span text:style-name="T10_19">processing</text:span><text:span text:style-name="T10_20">)</text:span></text:p>
        </text:list-item>
        <text:list-item>
          <text:p text:style-name="P11"><text:span text:style-name="T11_1">Machine</text:span><text:span text:style-name="T11_2"><text:s/></text:span><text:span text:style-name="T11_3">learning</text:span><text:span text:style-name="T11_4"><text:s/>(</text:span><text:span text:style-name="T11_5">clustering</text:span><text:span text:style-name="T11_6">,<text:s/></text:span><text:span text:style-name="T11_7">decision</text:span><text:span text:style-name="T11_8"><text:s/></text:span><text:span text:style-name="T11_9">trees</text:span><text:span text:style-name="T11_10">,<text:s/></text:span><text:span text:style-name="T11_11">classification</text:span><text:span text:style-name="T11_12">)</text:span></text:p>
        </text:list-item>
        <text:list-item>
          <text:p text:style-name="P12"><text:span text:style-name="T12_1">Databases</text:span><text:span text:style-name="T12_2"><text:s/>(</text:span><text:span text:style-name="T12_3">information</text:span><text:span text:style-name="T12_4"><text:s/></text:span><text:span text:style-name="T12_5">integration</text:span><text:span text:style-name="T12_6">)</text:span></text:p>
        </text:list-item>
        <text:list-item>
          <text:p text:style-name="P13"><text:span text:style-name="T13_1">Signal</text:span><text:span text:style-name="T13_2"><text:s/></text:span><text:span text:style-name="T13_3">processing</text:span><text:span text:style-name="T13_4">.</text:span></text:p>
        </text:list-item>
        <text:list-item>
          <text:p text:style-name="P14"><text:span text:style-name="T14_1">Complex</text:span><text:span text:style-name="T14_2"><text:s/></text:span><text:span text:style-name="T14_3">network</text:span><text:span text:style-name="T14_4"><text:s/></text:span><text:span text:style-name="T14_5">analysis</text:span></text:p>
        </text:list-item>
        <text:list-item>
          <text:p text:style-name="P15"><text:span text:style-name="T15_1">Data</text:span><text:span text:style-name="T15_2"><text:s/></text:span><text:span text:style-name="T15_3">visualization</text:span></text:p>
        </text:list-item>
        <text:list-item>
          <text:p text:style-name="P16"><text:span text:style-name="T16_1">Big</text:span><text:span text:style-name="T16_2"><text:s/></text:span><text:span text:style-name="T16_3">Data</text:span></text:p>
        </text:list-item>
      </text:list>
      <text:h text:style-name="P17" text:outline-level="10"><text:span text:style-name="T17_1">Steps</text:span><text:span text:style-name="T17_2">:</text:span></text:h>
      <text:list text:style-name="LS2" xml:id="list8">
        <text:list-item>
          <text:p text:style-name="P18"><text:span text:style-name="T18_1">Define</text:span><text:span text:style-name="T18_2"><text:s/></text:span><text:span text:style-name="T18_3">the</text:span><text:span text:style-name="T18_4"><text:s/></text:span><text:span text:style-name="T18_5">question</text:span><text:span text:style-name="T18_6">:</text:span></text:p>
          <text:list>
            <text:list-item>
              <text:p text:style-name="P19"><text:span text:style-name="T19_1">Descriptive</text:span><text:span text:style-name="T19_2"><text:s/>(</text:span><text:span text:style-name="T19_3">describe</text:span><text:span text:style-name="T19_4"><text:s/></text:span><text:span text:style-name="T19_5">a</text:span><text:span text:style-name="T19_6"><text:s/></text:span><text:span text:style-name="T19_7">set</text:span><text:span text:style-name="T19_8"><text:s/></text:span><text:span text:style-name="T19_9">of</text:span><text:span text:style-name="T19_10"><text:s/></text:span><text:span text:style-name="T19_11">data</text:span><text:span text:style-name="T19_12">)</text:span></text:p>
            </text:list-item>
            <text:list-item>
              <text:p text:style-name="P20"><text:span text:style-name="T20_1">Exploratory</text:span><text:span text:style-name="T20_2"><text:s/>(</text:span><text:span text:style-name="T20_3">find</text:span><text:span text:style-name="T20_4"><text:s/></text:span><text:span text:style-name="T20_5">new</text:span><text:span text:style-name="T20_6"><text:s/></text:span><text:span text:style-name="T20_7">relationships</text:span><text:span text:style-name="T20_8">)</text:span></text:p>
            </text:list-item>
            <text:list-item>
              <text:p text:style-name="P21"><text:span text:style-name="T21_1">Inferential</text:span><text:span text:style-name="T21_2"><text:s/>(</text:span><text:span text:style-name="T21_3">use</text:span><text:span text:style-name="T21_4"><text:s/></text:span><text:span text:style-name="T21_5">a</text:span><text:span text:style-name="T21_6"><text:s/></text:span><text:span text:style-name="T21_7">small</text:span><text:span text:style-name="T21_8"><text:s/></text:span><text:span text:style-name="T21_9">data</text:span><text:span text:style-name="T21_10"><text:s/></text:span><text:span text:style-name="T21_11">sample</text:span><text:span text:style-name="T21_12"><text:s/></text:span><text:span text:style-name="T21_13">to</text:span><text:span text:style-name="T21_14"><text:s/></text:span><text:span text:style-name="T21_15">describe</text:span><text:span text:style-name="T21_16"><text:s/></text:span><text:span text:style-name="T21_17">a</text:span><text:span text:style-name="T21_18"><text:s/></text:span><text:span text:style-name="T21_19">bigger</text:span><text:span text:style-name="T21_20"><text:s/></text:span><text:span text:style-name="T21_21">population</text:span><text:span text:style-name="T21_22">);<text:s/></text:span><text:span text:style-name="T21_23">based</text:span><text:span text:style-name="T21_24"><text:s/></text:span><text:span text:style-name="T21_25">on</text:span><text:span text:style-name="T21_26"><text:s/></text:span><text:span text:style-name="T21_27">statistics</text:span></text:p>
            </text:list-item>
            <text:list-item>
              <text:p text:style-name="P22"><text:span text:style-name="T22_1">Predictive</text:span><text:span text:style-name="T22_2"><text:s/>(</text:span><text:span text:style-name="T22_3">use</text:span><text:span text:style-name="T22_4"><text:s/></text:span><text:span text:style-name="T22_5">data</text:span><text:span text:style-name="T22_6"><text:s/></text:span><text:span text:style-name="T22_7">on</text:span><text:span text:style-name="T22_8"><text:s/></text:span><text:span text:style-name="T22_9">some</text:span><text:span text:style-name="T22_10"><text:s/></text:span><text:span text:style-name="T22_11">objects</text:span><text:span text:style-name="T22_12"><text:s/></text:span><text:span text:style-name="T22_13">to</text:span><text:span text:style-name="T22_14"><text:s/></text:span><text:span text:style-name="T22_15">predict</text:span><text:span text:style-name="T22_16"><text:s/></text:span><text:span text:style-name="T22_17">values</text:span><text:span text:style-name="T22_18"><text:s/></text:span><text:span text:style-name="T22_19">for</text:span><text:span text:style-name="T22_20"><text:s/></text:span><text:span text:style-name="T22_21">another</text:span><text:span text:style-name="T22_22"><text:s/></text:span><text:span text:style-name="T22_23">object</text:span><text:span text:style-name="T22_24">)</text:span></text:p>
            </text:list-item>
            <text:list-item>
              <text:p text:style-name="P23"><text:span text:style-name="T23_1">Casual</text:span><text:span text:style-name="T23_2"><text:s/>(</text:span><text:span text:style-name="T23_3">does</text:span><text:span text:style-name="T23_4"><text:s/></text:span><text:span text:style-name="T23_5">one</text:span><text:span text:style-name="T23_6"><text:s/></text:span><text:span text:style-name="T23_7">variable</text:span><text:span text:style-name="T23_8"><text:s/></text:span><text:span text:style-name="T23_9">affect</text:span><text:span text:style-name="T23_10"><text:s/></text:span><text:span text:style-name="T23_11">another</text:span><text:span text:style-name="T23_12"><text:s/></text:span><text:span text:style-name="T23_13">variable</text:span><text:span text:style-name="T23_14">?)</text:span></text:p>
            </text:list-item>
            <text:list-item>
              <text:p text:style-name="P24"><text:span text:style-name="T24_1">Mechanistic</text:span><text:span text:style-name="T24_2"><text:s/>(</text:span><text:span text:style-name="T24_3">exactly</text:span><text:span text:style-name="T24_4"><text:s/></text:span><text:span text:style-name="T24_5">how</text:span><text:span text:style-name="T24_6"><text:s/></text:span><text:span text:style-name="T24_7">does</text:span><text:span text:style-name="T24_8"><text:s/></text:span><text:span text:style-name="T24_9">one</text:span><text:span text:style-name="T24_10"><text:s/></text:span><text:span text:style-name="T24_11">variable</text:span><text:span text:style-name="T24_12"><text:s/></text:span><text:span text:style-name="T24_13">affect</text:span><text:span text:style-name="T24_14"><text:s/></text:span><text:span text:style-name="T24_15">another</text:span><text:span text:style-name="T24_16"><text:s/></text:span><text:span text:style-name="T24_17">variable</text:span><text:span text:style-name="T24_18">?)</text:span></text:p>
            </text:list-item>
          </text:list>
        </text:list-item>
        <text:list-item>
          <text:p text:style-name="P25"><text:span text:style-name="T25_1">Define</text:span><text:span text:style-name="T25_2"><text:s/></text:span><text:span text:style-name="T25_3">the</text:span><text:span text:style-name="T25_4"><text:s/></text:span><text:span text:style-name="T25_5">ideal</text:span><text:span text:style-name="T25_6"><text:s/></text:span><text:span text:style-name="T25_7">data</text:span><text:span text:style-name="T25_8"><text:s/></text:span><text:span text:style-name="T25_9">set</text:span></text:p>
        </text:list-item>
        <text:list-item>
          <text:p text:style-name="P26"><text:span text:style-name="T26_1">Determine</text:span><text:span text:style-name="T26_2"><text:s/></text:span><text:span text:style-name="T26_3">what</text:span><text:span text:style-name="T26_4"><text:s/></text:span><text:span text:style-name="T26_5">data</text:span><text:span text:style-name="T26_6"><text:s/></text:span><text:span text:style-name="T26_7">you</text:span><text:span text:style-name="T26_8"><text:s/></text:span><text:span text:style-name="T26_9">can</text:span><text:span text:style-name="T26_10"><text:s/></text:span><text:span text:style-name="T26_11">access</text:span></text:p>
        </text:list-item>
        <text:list-item>
          <text:p text:style-name="P27"><text:span text:style-name="T27_1">Obtain</text:span><text:span text:style-name="T27_2"><text:s/></text:span><text:span text:style-name="T27_3">the</text:span><text:span text:style-name="T27_4"><text:s/></text:span><text:span text:style-name="T27_5">data</text:span></text:p>
        </text:list-item>
        <text:list-item>
          <text:p text:style-name="P28"><text:span text:style-name="T28_1">Clean</text:span><text:span text:style-name="T28_2"><text:s/></text:span><text:span text:style-name="T28_3">the</text:span><text:span text:style-name="T28_4"><text:s/></text:span><text:span text:style-name="T28_5">data</text:span></text:p>
        </text:list-item>
        <text:list-item>
          <text:p text:style-name="P29"><text:span text:style-name="T29_1">Exploratory</text:span><text:span text:style-name="T29_2"><text:s/></text:span><text:span text:style-name="T29_3">data</text:span><text:span text:style-name="T29_4"><text:s/></text:span><text:span text:style-name="T29_5">analysis</text:span></text:p>
        </text:list-item>
        <text:list-item>
          <text:p text:style-name="P30"><text:span text:style-name="T30_1">Prediction</text:span><text:span text:style-name="T30_2">/</text:span><text:span text:style-name="T30_3">modeling</text:span></text:p>
        </text:list-item>
        <text:list-item>
          <text:p text:style-name="P31"><text:span text:style-name="T31_1">Interpret</text:span><text:span text:style-name="T31_2"><text:s/></text:span><text:span text:style-name="T31_3">results</text:span></text:p>
        </text:list-item>
        <text:list-item>
          <text:p text:style-name="P32"><text:span text:style-name="T32_1">Challenge</text:span><text:span text:style-name="T32_2"><text:s/></text:span><text:span text:style-name="T32_3">results</text:span></text:p>
        </text:list-item>
        <text:list-item>
          <text:p text:style-name="P33"><text:span text:style-name="T33_1">Write</text:span><text:span text:style-name="T33_2"><text:s/></text:span><text:span text:style-name="T33_3">up</text:span><text:span text:style-name="T33_4"><text:s/></text:span><text:span text:style-name="T33_5">results</text:span></text:p>
        </text:list-item>
        <text:list-item>
          <text:p text:style-name="P34"><text:span text:style-name="T34_1">Create</text:span><text:span text:style-name="T34_2"><text:s/></text:span><text:span text:style-name="T34_3">reproducible</text:span><text:span text:style-name="T34_4"><text:s/></text:span><text:span text:style-name="T34_5">code</text:span></text:p>
          <text:list>
            <text:list-item>
              <text:p text:style-name="P35"><text:span text:style-name="T35_1">Don</text:span><text:span text:style-name="T35_2">’</text:span><text:span text:style-name="T35_3">t</text:span><text:span text:style-name="T35_4"><text:s/></text:span><text:span text:style-name="T35_5">do</text:span><text:span text:style-name="T35_6"><text:s/></text:span><text:span text:style-name="T35_7">things</text:span><text:span text:style-name="T35_8"><text:s/></text:span><text:span text:style-name="T35_9">by</text:span><text:span text:style-name="T35_10"><text:s/></text:span><text:span text:style-name="T35_11">hand</text:span><text:span text:style-name="T35_12">--</text:span><text:span text:style-name="T35_13">teach</text:span><text:span text:style-name="T35_14"><text:s/></text:span><text:span text:style-name="T35_15">the</text:span><text:span text:style-name="T35_16"><text:s/></text:span><text:span text:style-name="T35_17">computer</text:span><text:span text:style-name="T35_18">!<text:s/>(</text:span><text:span text:style-name="T35_19">all</text:span><text:span text:style-name="T35_20"><text:s/></text:span><text:span text:style-name="T35_21">things</text:span><text:span text:style-name="T35_22"><text:s/></text:span><text:span text:style-name="T35_23">done</text:span><text:span text:style-name="T35_24"><text:s/></text:span><text:span text:style-name="T35_25">by</text:span><text:span text:style-name="T35_26"><text:s/></text:span><text:span text:style-name="T35_27">hand</text:span><text:span text:style-name="T35_28"><text:s/></text:span><text:span text:style-name="T35_29">must</text:span><text:span text:style-name="T35_30"><text:s/></text:span><text:span text:style-name="T35_31">be</text:span><text:span text:style-name="T35_32"><text:s/></text:span><text:span text:style-name="T35_33">precisely</text:span><text:span text:style-name="T35_34"><text:s/></text:span><text:span text:style-name="T35_35">documents</text:span><text:span text:style-name="T35_36">)</text:span></text:p>
            </text:list-item>
            <text:list-item>
              <text:p text:style-name="P36"><text:span text:style-name="T36_1">Don</text:span><text:span text:style-name="T36_2">’</text:span><text:span text:style-name="T36_3">t</text:span><text:span text:style-name="T36_4"><text:s/></text:span><text:span text:style-name="T36_5">use</text:span><text:span text:style-name="T36_6"><text:s/></text:span><text:span text:style-name="T36_7">interactive</text:span><text:span text:style-name="T36_8"><text:s/></text:span><text:span text:style-name="T36_9">GUI</text:span><text:span text:style-name="T36_10"><text:s/></text:span><text:span text:style-name="T36_11">tools</text:span><text:span text:style-name="T36_12"><text:s/>(</text:span><text:span text:style-name="T36_13">no</text:span><text:span text:style-name="T36_14"><text:s/></text:span><text:span text:style-name="T36_15">history</text:span><text:span text:style-name="T36_16">!)</text:span></text:p>
            </text:list-item>
            <text:list-item>
              <text:p text:style-name="P37"><text:span text:style-name="T37_1">Use</text:span><text:span text:style-name="T37_2"><text:s/></text:span><text:span text:style-name="T37_3">version</text:span><text:span text:style-name="T37_4"><text:s/></text:span><text:span text:style-name="T37_5">control</text:span><text:span text:style-name="T37_6"><text:s/></text:span><text:span text:style-name="T37_7">software</text:span><text:span text:style-name="T37_8"><text:s/>(</text:span><text:span text:style-name="T37_9">Git</text:span><text:span text:style-name="T37_10">/</text:span><text:span text:style-name="T37_11">GitHub</text:span><text:span text:style-name="T37_12">)</text:span></text:p>
            </text:list-item>
            <text:list-item>
              <text:p text:style-name="P38"><text:span text:style-name="T38_1">Avoid</text:span><text:span text:style-name="T38_2"><text:s/></text:span><text:span text:style-name="T38_3">intermediate</text:span><text:span text:style-name="T38_4"><text:s/></text:span><text:span text:style-name="T38_5">files</text:span></text:p>
            </text:list-item>
          </text:list>
        </text:list-item>
      </text:list>
      <text:p text:style-name="P39"><text:span text:style-name="T39_1">Report</text:span><text:span text:style-name="T39_2"><text:s/></text:span><text:span text:style-name="T39_3">structure</text:span><text:span text:style-name="T39_4">:<text:s/></text:span><text:span text:style-name="T39_5">code</text:span><text:span text:style-name="T39_6"><text:s/></text:span><text:span text:style-name="T39_7">with</text:span><text:span text:style-name="T39_8"><text:s/></text:span><text:span text:style-name="T39_9">comments</text:span><text:span text:style-name="T39_10">,<text:s/></text:span><text:span text:style-name="T39_11">text</text:span><text:span text:style-name="T39_12"><text:s/></text:span><text:span text:style-name="T39_13">with</text:span><text:span text:style-name="T39_14"><text:s/></text:span><text:span text:style-name="T39_15">results</text:span><text:span text:style-name="T39_16">.<text:s/></text:span><text:span text:style-name="T39_17">Directory</text:span><text:span text:style-name="T39_18"><text:s/></text:span><text:span text:style-name="T39_19">structure</text:span><text:span text:style-name="T39_20">:<text:s/></text:span><text:span text:style-name="T39_21">Data</text:span><text:span text:style-name="T39_22">,<text:s/></text:span><text:span text:style-name="T39_23">figures</text:span><text:span text:style-name="T39_24">,</text:span><text:span text:style-name="T39_25"><text:s/></text:span><text:span text:style-name="T39_26">code</text:span><text:span text:style-name="T39_27">,<text:s/></text:span><text:span text:style-name="T39_28">text</text:span><text:span text:style-name="T39_29">.</text:span></text:p>
      <text:h text:style-name="P40" text:outline-level="10"><text:span text:style-name="T40_1">Python</text:span><text:span text:style-name="T40_2"><text:s/></text:span><text:span text:style-name="T40_3">Overview</text:span></text:h>
      <text:p text:style-name="P41"><text:span text:style-name="T41_1">String</text:span><text:span text:style-name="T41_2"><text:s/></text:span><text:span text:style-name="T41_3">functions</text:span><text:span text:style-name="T41_4">.</text:span></text:p>
      <text:p text:style-name="P42"><text:span text:style-name="T42_1">lower</text:span><text:span text:style-name="T42_2">(),<text:s/></text:span><text:span text:style-name="T42_3">upper</text:span><text:span text:style-name="T42_4">(),<text:s/></text:span><text:span text:style-name="T42_5">capitalize</text:span><text:span text:style-name="T42_6">()</text:span></text:p>
      <text:p text:style-name="P43"><text:span text:style-name="T43_1">islower</text:span><text:span text:style-name="T43_2">(),<text:s/></text:span><text:span text:style-name="T43_3">isupper</text:span><text:span text:style-name="T43_4">(),<text:s/></text:span><text:span text:style-name="T43_5">isspace</text:span><text:span text:style-name="T43_6">(),<text:s/></text:span><text:span text:style-name="T43_7">isdigit</text:span><text:span text:style-name="T43_8">(),<text:s/></text:span><text:span text:style-name="T43_9">isalpha</text:span><text:span text:style-name="T43_10">()</text:span><text:span text:style-name="T43_11"><text:s/>#<text:s/></text:span><text:span text:style-name="T43_12">Predicates</text:span></text:p>
      <text:p text:style-name="P44"><text:span text:style-name="T44_1">split</text:span><text:span text:style-name="T44_2">(),<text:s/></text:span><text:span text:style-name="T44_3">join</text:span><text:span text:style-name="T44_4">(),<text:s/></text:span><text:span text:style-name="T44_5">find</text:span><text:span text:style-name="T44_6">(),<text:s/></text:span><text:span text:style-name="T44_7">count</text:span><text:span text:style-name="T44_8">()</text:span></text:p>
      <text:p text:style-name="P45"><text:span text:style-name="T45_1">d</text:span><text:span text:style-name="T45_2">ecode</text:span><text:span text:style-name="T45_3">(),<text:s/></text:span><text:span text:style-name="T45_4">encode</text:span><text:span text:style-name="T45_5">()<text:s/>#<text:s/></text:span><text:span text:style-name="T45_6">Convert</text:span><text:span text:style-name="T45_7"><text:s/></text:span><text:span text:style-name="T45_8">raw</text:span><text:span text:style-name="T45_9"><text:s/></text:span><text:span text:style-name="T45_10">binary</text:span><text:span text:style-name="T45_11"><text:s/></text:span><text:span text:style-name="T45_12">array</text:span><text:span text:style-name="T45_13"><text:s/></text:span><text:span text:style-name="T45_14">to</text:span><text:span text:style-name="T45_15"><text:s/></text:span><text:span text:style-name="T45_16">a</text:span><text:span text:style-name="T45_17"><text:s/></text:span><text:span text:style-name="T45_18">character</text:span><text:span text:style-name="T45_19"><text:s/></text:span><text:span text:style-name="T45_20">string</text:span><text:span text:style-name="T45_21"><text:s/></text:span><text:span text:style-name="T45_22">and</text:span><text:span text:style-name="T45_23"><text:s/></text:span><text:span text:style-name="T45_24">back</text:span></text:p>
      <text:p text:style-name="P46"><text:span text:style-name="T46_1">Lists</text:span><text:span text:style-name="T46_2">,<text:s/></text:span><text:span text:style-name="T46_3">tuples</text:span><text:span text:style-name="T46_4">,<text:s/></text:span><text:span text:style-name="T46_5">sets</text:span><text:span text:style-name="T46_6">,<text:s/></text:span><text:span text:style-name="T46_7">and</text:span><text:span text:style-name="T46_8"><text:s/></text:span><text:span text:style-name="T46_9">dictionaries</text:span><text:span text:style-name="T46_10">.</text:span></text:p>
      <text:p text:style-name="P47"><text:span text:style-name="T47_1">List</text:span><text:span text:style-name="T47_2"><text:s/></text:span><text:span text:style-name="T47_3">comprehensions</text:span><text:span text:style-name="T47_4">.<text:s/></text:span></text:p>
      <text:p text:style-name="P48"><text:span text:style-name="T48_1">Some</text:span><text:span text:style-name="T48_2"><text:s/></text:span><text:span text:style-name="T48_3">u</text:span><text:span text:style-name="T48_4">seful</text:span><text:span text:style-name="T48_5"><text:s/></text:span><text:span text:style-name="T48_6">Python</text:span><text:span text:style-name="T48_7"><text:s/></text:span><text:span text:style-name="T48_8">idioms</text:span><text:span text:style-name="T48_9"><text:s/></text:span><text:span text:style-name="T48_10">related</text:span><text:span text:style-name="T48_11"><text:s/></text:span><text:span text:style-name="T48_12">to</text:span><text:span text:style-name="T48_13"><text:s/></text:span><text:span text:style-name="T48_14">data</text:span><text:span text:style-name="T48_15"><text:s/></text:span><text:span text:style-name="T48_16">processing</text:span><text:span text:style-name="T48_17">:</text:span></text:p>
      <text:list text:style-name="LS3" xml:id="list29">
        <text:list-item>
          <text:p text:style-name="P49"><text:span text:style-name="T49_1">list</text:span><text:span text:style-name="T49_2">(</text:span><text:span text:style-name="T49_3">set</text:span><text:span text:style-name="T49_4">(</text:span><text:span text:style-name="T49_5">myList</text:span><text:span text:style-name="T49_6">))</text:span><text:span text:style-name="T49_7"><text:s/>#<text:s/></text:span><text:span text:style-name="T49_8">Remove</text:span><text:span text:style-name="T49_9"><text:s/></text:span><text:span text:style-name="T49_10">duplicates</text:span><text:span text:style-name="T49_11"><text:s/></text:span><text:span text:style-name="T49_12">from</text:span><text:span text:style-name="T49_13"><text:s/></text:span><text:span text:style-name="T49_14">myList</text:span></text:p>
        </text:list-item>
        <text:list-item>
          <text:p text:style-name="P50"><text:span text:style-name="T50_1">“<text:s/>“.</text:span><text:span text:style-name="T50_2">join</text:span><text:span text:style-name="T50_3"><text:s/>(</text:span><text:span text:style-name="T50_4">s</text:span><text:span text:style-name="T50_5">.</text:span><text:span text:style-name="T50_6">split</text:span><text:span text:style-name="T50_7"><text:s/>())<text:s/>#</text:span><text:span text:style-name="T50_8"><text:s/></text:span><text:span text:style-name="T50_9">Remove</text:span><text:span text:style-name="T50_10"><text:s/></text:span><text:span text:style-name="T50_11">unwanted</text:span><text:span text:style-name="T50_12"><text:s/></text:span><text:span text:style-name="T50_13">white</text:span><text:span text:style-name="T50_14"><text:s/></text:span><text:span text:style-name="T50_15">spaces</text:span><text:span text:style-name="T50_16"><text:s/></text:span><text:span text:style-name="T50_17">from</text:span><text:span text:style-name="T50_18"><text:s/></text:span><text:span text:style-name="T50_19">the</text:span><text:span text:style-name="T50_20"><text:s/></text:span><text:span text:style-name="T50_21">string</text:span><text:span text:style-name="T50_22"><text:s/></text:span><text:span text:style-name="T50_23">s</text:span></text:p>
        </text:list-item>
        <text:list-item>
          <text:p text:style-name="P51"><text:span text:style-name="T51_1">lines</text:span><text:span text:style-name="T51_2"><text:s/>=<text:s/>[</text:span><text:span text:style-name="T51_3">l</text:span><text:span text:style-name="T51_4"><text:s/></text:span><text:span text:style-name="T51_5">for</text:span><text:span text:style-name="T51_6"><text:s/></text:span><text:span text:style-name="T51_7">l</text:span><text:span text:style-name="T51_8"><text:s/></text:span><text:span text:style-name="T51_9">in</text:span><text:span text:style-name="T51_10"><text:s/></text:span><text:span text:style-name="T51_11">[</text:span><text:span text:style-name="T51_12">l</text:span><text:span text:style-name="T51_13">.</text:span><text:span text:style-name="T51_14">strip</text:span><text:span text:style-name="T51_15">()<text:s/></text:span><text:span text:style-name="T51_16">for</text:span><text:span text:style-name="T51_17"><text:s/></text:span><text:span text:style-name="T51_18">l</text:span><text:span text:style-name="T51_19"><text:s/></text:span><text:span text:style-name="T51_20">in</text:span><text:span text:style-name="T51_21"><text:s/></text:span><text:span text:style-name="T51_22">infile</text:span><text:span text:style-name="T51_23">.</text:span><text:span text:style-name="T51_24">readlines</text:span><text:span text:style-name="T51_25"><text:s/>()]</text:span><text:span text:style-name="T51_26"><text:s/></text:span><text:span text:style-name="T51_27">if</text:span><text:span text:style-name="T51_28"><text:s/></text:span><text:span text:style-name="T51_29">l</text:span><text:span text:style-name="T51_30">]<text:s/>#</text:span><text:span text:style-name="T51_31"><text:s/></text:span><text:span text:style-name="T51_32">Read</text:span><text:span text:style-name="T51_33"><text:s/></text:span><text:span text:style-name="T51_34">lines</text:span><text:span text:style-name="T51_35"><text:s/></text:span><text:span text:style-name="T51_36">from</text:span><text:span text:style-name="T51_37"><text:s/></text:span><text:span text:style-name="T51_38">an</text:span><text:span text:style-name="T51_39"><text:s/></text:span><text:span text:style-name="T51_40">open</text:span><text:span text:style-name="T51_41"><text:s/></text:span><text:span text:style-name="T51_42">file</text:span><text:span text:style-name="T51_43"><text:s/></text:span><text:span text:style-name="T51_44">infile</text:span><text:span text:style-name="T51_45">.<text:s/></text:span><text:span text:style-name="T51_46">Remove</text:span><text:span text:style-name="T51_47"><text:s/></text:span><text:span text:style-name="T51_48">trailing</text:span><text:span text:style-name="T51_49"><text:s/></text:span><text:span text:style-name="T51_50">newlines</text:span><text:span text:style-name="T51_51"><text:s/></text:span><text:span text:style-name="T51_52">and</text:span><text:span text:style-name="T51_53"><text:s/></text:span><text:span text:style-name="T51_54">empty</text:span><text:span text:style-name="T51_55"><text:s/></text:span><text:span text:style-name="T51_56">lines</text:span></text:p>
        </text:list-item>
        <text:list-item>
          <text:p text:style-name="P52"><text:span text:style-name="T52_1">d</text:span><text:span text:style-name="T52_2"><text:s/>=<text:s/></text:span><text:span text:style-name="T52_3">dict</text:span><text:span text:style-name="T52_4"><text:s/>([(</text:span><text:span text:style-name="T52_5">item</text:span><text:span text:style-name="T52_6">,<text:s/></text:span><text:span text:style-name="T52_7">item</text:span><text:span text:style-name="T52_8">)<text:s/></text:span><text:span text:style-name="T52_9">for</text:span><text:span text:style-name="T52_10"><text:s/></text:span><text:span text:style-name="T52_11">item</text:span><text:span text:style-name="T52_12"><text:s/></text:span><text:span text:style-name="T52_13">in</text:span><text:span text:style-name="T52_14"><text:s/></text:span><text:span text:style-name="T52_15">myList</text:span><text:span text:style-name="T52_16">])<text:s/>#</text:span><text:span text:style-name="T52_17"><text:s/></text:span><text:span text:style-name="T52_18">Convert</text:span><text:span text:style-name="T52_19"><text:s/></text:span><text:span text:style-name="T52_20">myList</text:span><text:span text:style-name="T52_21"><text:s/></text:span><text:span text:style-name="T52_22">into</text:span><text:span text:style-name="T52_23"><text:s/></text:span><text:span text:style-name="T52_24">a</text:span><text:span text:style-name="T52_25"><text:s/></text:span><text:span text:style-name="T52_26">dictionary</text:span><text:span text:style-name="T52_27"><text:s/></text:span><text:span text:style-name="T52_28">for</text:span><text:span text:style-name="T52_29"><text:s/></text:span><text:span text:style-name="T52_30">faster</text:span><text:span text:style-name="T52_31"><text:s/></text:span><text:span text:style-name="T52_32">lookup</text:span></text:p>
        </text:list-item>
        <text:list-item>
          <text:p text:style-name="P53"><text:span text:style-name="T53_1">[</text:span><text:span text:style-name="T53_2">k</text:span><text:span text:style-name="T53_3"><text:s/></text:span><text:span text:style-name="T53_4">for</text:span><text:span text:style-name="T53_5"><text:s/>(</text:span><text:span text:style-name="T53_6">v</text:span><text:span text:style-name="T53_7">,<text:s/></text:span><text:span text:style-name="T53_8">k</text:span><text:span text:style-name="T53_9">)<text:s/></text:span><text:span text:style-name="T53_10">in</text:span><text:span text:style-name="T53_11"><text:s/></text:span><text:span text:style-name="T53_12">sorted</text:span><text:span text:style-name="T53_13"><text:s/>(</text:span><text:span text:style-name="T53_14">[(</text:span><text:span text:style-name="T53_15">v</text:span><text:span text:style-name="T53_16">,<text:s/></text:span><text:span text:style-name="T53_17">k</text:span><text:span text:style-name="T53_18">)<text:s/></text:span><text:span text:style-name="T53_19">for</text:span><text:span text:style-name="T53_20"><text:s/>(</text:span><text:span text:style-name="T53_21">k</text:span><text:span text:style-name="T53_22">,<text:s/></text:span><text:span text:style-name="T53_23">v</text:span><text:span text:style-name="T53_24">)<text:s/></text:span><text:span text:style-name="T53_25">in</text:span><text:span text:style-name="T53_26"><text:s/></text:span><text:span text:style-name="T53_27">counter</text:span><text:span text:style-name="T53_28">.</text:span><text:span text:style-name="T53_29">items</text:span><text:span text:style-name="T53_30"><text:s/>()]</text:span><text:span text:style-name="T53_31">)]<text:s/>#</text:span><text:span text:style-name="T53_32"><text:s/></text:span><text:span text:style-name="T53_33">Arrange</text:span><text:span text:style-name="T53_34"><text:s/></text:span><text:span text:style-name="T53_35">items</text:span><text:span text:style-name="T53_36"><text:s/></text:span><text:span text:style-name="T53_37">by</text:span><text:span text:style-name="T53_38"><text:s/></text:span><text:span text:style-name="T53_39">frequency</text:span></text:p>
        </text:list-item>
      </text:list>
      <text:p text:style-name="P54"><text:span text:style-name="T54_1">Counters</text:span><text:span text:style-name="T54_2">.</text:span></text:p>
      <text:p text:style-name="P55"><text:span text:style-name="T55_1">File</text:span><text:span text:style-name="T55_2"><text:s/></text:span><text:span text:style-name="T55_3">functions</text:span><text:span text:style-name="T55_4">.</text:span></text:p>
      <text:p text:style-name="P56"><text:span text:style-name="T56_1">f</text:span><text:span text:style-name="T56_2"><text:s/>=<text:s/></text:span><text:span text:style-name="T56_3">open</text:span><text:span text:style-name="T56_4">(</text:span><text:span text:style-name="T56_5">name</text:span><text:span text:style-name="T56_6">,<text:s/></text:span><text:span text:style-name="T56_7">mode</text:span><text:span text:style-name="T56_8">),<text:s/></text:span><text:span text:style-name="T56_9">f</text:span><text:span text:style-name="T56_10">.</text:span><text:span text:style-name="T56_11">close</text:span><text:span text:style-name="T56_12">()</text:span></text:p>
      <text:p text:style-name="P57"><text:span text:style-name="T57_1">f</text:span><text:span text:style-name="T57_2">.</text:span><text:span text:style-name="T57_3">read</text:span><text:span text:style-name="T57_4">(</text:span><text:span text:style-name="T57_5">n</text:span><text:span text:style-name="T57_6">=</text:span><text:span text:style-name="T57_7">all</text:span><text:span text:style-name="T57_8">),<text:s/></text:span><text:span text:style-name="T57_9">f</text:span><text:span text:style-name="T57_10">.</text:span><text:span text:style-name="T57_11">readline</text:span><text:span text:style-name="T57_12">(),<text:s/></text:span><text:span text:style-name="T57_13">f</text:span><text:span text:style-name="T57_14">.</text:span><text:span text:style-name="T57_15">readlines</text:span><text:span text:style-name="T57_16">()</text:span></text:p>
      <text:p text:style-name="P58"><text:span text:style-name="T58_1">f</text:span><text:span text:style-name="T58_2">.</text:span><text:span text:style-name="T58_3">write</text:span><text:span text:style-name="T58_4">(</text:span><text:span text:style-name="T58_5">n</text:span><text:span text:style-name="T58_6">=</text:span><text:span text:style-name="T58_7">all</text:span><text:span text:style-name="T58_8">),<text:s/></text:span><text:span text:style-name="T58_9">f</text:span><text:span text:style-name="T58_10">.</text:span><text:span text:style-name="T58_11">writelines</text:span><text:span text:style-name="T58_12">(</text:span><text:span text:style-name="T58_13">l</text:span><text:span text:style-name="T58_14">)</text:span></text:p>
      <text:p text:style-name="P59"><text:span text:style-name="T59_1">Web</text:span><text:span text:style-name="T59_2"><text:s/></text:span><text:span text:style-name="T59_3">functions</text:span><text:span text:style-name="T59_4">.</text:span></text:p>
      <text:p text:style-name="P60"><text:span text:style-name="T60_1">import</text:span><text:span text:style-name="T60_2"><text:s/></text:span><text:span text:style-name="T60_3">urllib</text:span><text:span text:style-name="T60_4">.</text:span><text:span text:style-name="T60_5">request</text:span></text:p>
      <text:p text:style-name="P61"><text:span text:style-name="T61_1">try</text:span><text:span text:style-name="T61_2">:</text:span></text:p>
      <text:p text:style-name="P62"><text:span text:style-name="T62_1">page</text:span><text:span text:style-name="T62_2"><text:s/>=<text:s/></text:span><text:span text:style-name="T62_3">urllib</text:span><text:span text:style-name="T62_4">.</text:span><text:span text:style-name="T62_5">request</text:span><text:span text:style-name="T62_6">.</text:span><text:span text:style-name="T62_7">urlopen</text:span><text:span text:style-name="T62_8"><text:s/>("</text:span><text:span text:style-name="T62_9">http</text:span><text:span text:style-name="T62_10">://....")</text:span></text:p>
      <text:p text:style-name="P63"><text:span text:style-name="T63_1">html</text:span><text:span text:style-name="T63_2"><text:s/>=<text:s/></text:span><text:span text:style-name="T63_3">page</text:span><text:span text:style-name="T63_4">.</text:span><text:span text:style-name="T63_5">read</text:span><text:span text:style-name="T63_6"><text:s/>()</text:span></text:p>
      <text:p text:style-name="P64"><text:span text:style-name="T64_1">except</text:span><text:span text:style-name="T64_2">:</text:span></text:p>
      <text:p text:style-name="P65"><text:span text:style-name="T65_1"><text:tab/></text:span><text:span text:style-name="T65_2">print</text:span><text:span text:style-name="T65_3"><text:s/>(“.....”)</text:span></text:p>
      <text:h text:style-name="P66" text:outline-level="10"><text:span text:style-name="T66_1">Regular</text:span><text:span text:style-name="T66_2"><text:s/></text:span><text:span text:style-name="T66_3"><office:annotation><dc:creator/><text:p text:style-name="P67"><text:span text:style-name="T67_1">1<text:s/></text:span><text:span text:style-name="T67_2">define</text:span><text:span text:style-name="T67_3"><text:s/></text:span><text:span text:style-name="T67_4">RE</text:span></text:p><text:p text:style-name="P68"><text:span text:style-name="T68_1">2<text:s/></text:span><text:span text:style-name="T68_2">Compile</text:span><text:span text:style-name="T68_3"><text:s/></text:span><text:span text:style-name="T68_4">The</text:span><text:span text:style-name="T68_5"><text:s/></text:span><text:span text:style-name="T68_6">Re</text:span></text:p><text:p text:style-name="P69"><text:span text:style-name="T69_1"><text:s text:c="4"/></text:span><text:span text:style-name="T69_2">Will</text:span><text:span text:style-name="T69_3"><text:s/></text:span><text:span text:style-name="T69_4">reduce</text:span><text:span text:style-name="T69_5"><text:s/></text:span><text:span text:style-name="T69_6">search</text:span><text:span text:style-name="T69_7"><text:s/></text:span><text:span text:style-name="T69_8">time</text:span><text:span text:style-name="T69_9">.<text:s/></text:span><text:span text:style-name="T69_10">Not</text:span><text:span text:style-name="T69_11"><text:s text:c="7"/></text:span><text:span text:style-name="T69_12">require</text:span></text:p><text:p text:style-name="P70"><text:span text:style-name="T70_1">3<text:s/></text:span><text:span text:style-name="T70_2">Use</text:span><text:span text:style-name="T70_3"><text:s/></text:span><text:span text:style-name="T70_4">the</text:span><text:span text:style-name="T70_5"><text:s/></text:span><text:span text:style-name="T70_6">RE</text:span></text:p><text:p text:style-name="P71"/><text:p text:style-name="P72"><text:span text:style-name="T72_1">compile</text:span><text:span text:style-name="T72_2"><text:s/></text:span><text:span text:style-name="T72_3">takes</text:span><text:span text:style-name="T72_4"><text:s/></text:span><text:span text:style-name="T72_5">a</text:span><text:span text:style-name="T72_6"><text:s/></text:span><text:span text:style-name="T72_7">pattern</text:span><text:span text:style-name="T72_8"><text:s/></text:span><text:span text:style-name="T72_9">and</text:span><text:span text:style-name="T72_10"><text:s/></text:span><text:span text:style-name="T72_11">an</text:span><text:span text:style-name="T72_12"><text:s/></text:span><text:span text:style-name="T72_13">optional</text:span><text:span text:style-name="T72_14"><text:s/></text:span><text:span text:style-name="T72_15">flag</text:span><text:span text:style-name="T72_16">.<text:s/></text:span><text:span text:style-name="T72_17">Returns</text:span><text:span text:style-name="T72_18"><text:s/></text:span><text:span text:style-name="T72_19">another</text:span><text:span text:style-name="T72_20"><text:s/></text:span><text:span text:style-name="T72_21">expression</text:span><text:span text:style-name="T72_22">.</text:span></text:p><text:p text:style-name="P73"/><text:p text:style-name="P74"><text:span text:style-name="T74_1">pet</text:span><text:span text:style-name="T74_2"><text:s/>=<text:s/></text:span><text:span text:style-name="T74_3">r</text:span><text:span text:style-name="T74_4">"(</text:span><text:span text:style-name="T74_5">cat</text:span><text:span text:style-name="T74_6">|</text:span><text:span text:style-name="T74_7">dog</text:span><text:span text:style-name="T74_8">|</text:span><text:span text:style-name="T74_9">hampster</text:span><text:span text:style-name="T74_10">|</text:span><text:span text:style-name="T74_11">lamp</text:span><text:span text:style-name="T74_12">)"</text:span></text:p><text:p text:style-name="P75"/><text:p text:style-name="P76"><text:span text:style-name="T76_1">import</text:span><text:span text:style-name="T76_2"><text:s/></text:span><text:span text:style-name="T76_3">re</text:span></text:p><text:p text:style-name="P77"/><text:p text:style-name="P78"><text:span text:style-name="T78_1">petre</text:span><text:span text:style-name="T78_2"><text:s/>=<text:s/></text:span><text:span text:style-name="T78_3">re</text:span><text:span text:style-name="T78_4">.</text:span><text:span text:style-name="T78_5">compile</text:span><text:span text:style-name="T78_6">(</text:span><text:span text:style-name="T78_7">pet</text:span><text:span text:style-name="T78_8">,<text:s/></text:span><text:span text:style-name="T78_9">re</text:span><text:span text:style-name="T78_10">.</text:span><text:span text:style-name="T78_11">I</text:span><text:span text:style-name="T78_12">)</text:span></text:p><text:p text:style-name="P79"><text:span text:style-name="T79_1">#</text:span><text:span text:style-name="T79_2">re</text:span><text:span text:style-name="T79_3">.</text:span><text:span text:style-name="T79_4">I</text:span><text:span text:style-name="T79_5"><text:s/>=<text:s/></text:span><text:span text:style-name="T79_6">case</text:span><text:span text:style-name="T79_7"><text:s/></text:span><text:span text:style-name="T79_8">insensitive</text:span></text:p><text:p text:style-name="P80"/><text:p text:style-name="P81"><text:span text:style-name="T81_1">story</text:span><text:span text:style-name="T81_2"><text:s/>=<text:s/>"</text:span><text:span text:style-name="T81_3">Mary</text:span><text:span text:style-name="T81_4"><text:s/></text:span><text:span text:style-name="T81_5">had</text:span><text:span text:style-name="T81_6"><text:s/></text:span><text:span text:style-name="T81_7">a</text:span><text:span text:style-name="T81_8"><text:s/></text:span><text:span text:style-name="T81_9">little</text:span><text:span text:style-name="T81_10"><text:s/></text:span><text:span text:style-name="T81_11">lamb</text:span><text:span text:style-name="T81_12">,<text:s/></text:span><text:span text:style-name="T81_13">little</text:span><text:span text:style-name="T81_14"><text:s/></text:span><text:span text:style-name="T81_15">LAMB</text:span><text:span text:style-name="T81_16">,<text:s/></text:span><text:span text:style-name="T81_17">littel</text:span><text:span text:style-name="T81_18"><text:s/></text:span><text:span text:style-name="T81_19">lamb</text:span><text:span text:style-name="T81_20">"</text:span></text:p><text:p text:style-name="P82"/><text:p text:style-name="P83"><text:span text:style-name="T83_1">re</text:span><text:span text:style-name="T83_2">.</text:span><text:span text:style-name="T83_3">search</text:span><text:span text:style-name="T83_4">(</text:span><text:span text:style-name="T83_5">petre</text:span><text:span text:style-name="T83_6">,<text:s/></text:span><text:span text:style-name="T83_7">story</text:span><text:span text:style-name="T83_8">)</text:span></text:p><text:p text:style-name="P84"/><text:p text:style-name="P85"><text:span text:style-name="T85_1">wildanimal</text:span><text:span text:style-name="T85_2"><text:s/>=<text:s/></text:span><text:span text:style-name="T85_3">r</text:span><text:span text:style-name="T85_4">"(</text:span><text:span text:style-name="T85_5">wolf</text:span><text:span text:style-name="T85_6">,</text:span><text:span text:style-name="T85_7">fox</text:span><text:span text:style-name="T85_8">,</text:span><text:span text:style-name="T85_9">tiger</text:span><text:span text:style-name="T85_10">)"</text:span></text:p><text:p text:style-name="P86"/><text:p text:style-name="P87"><text:span text:style-name="T87_1">wildanimalre</text:span><text:span text:style-name="T87_2"><text:s/>=<text:s/></text:span><text:span text:style-name="T87_3">re</text:span><text:span text:style-name="T87_4">.</text:span><text:span text:style-name="T87_5">compile</text:span><text:span text:style-name="T87_6">(</text:span><text:span text:style-name="T87_7">wildanimal</text:span><text:span text:style-name="T87_8">,<text:s/></text:span><text:span text:style-name="T87_9">re</text:span><text:span text:style-name="T87_10">.</text:span><text:span text:style-name="T87_11">I</text:span><text:span text:style-name="T87_12">)</text:span></text:p><text:p text:style-name="P88"/><text:p text:style-name="P89"><text:span text:style-name="T89_1">[</text:span><text:span text:style-name="T89_2">piece</text:span><text:span text:style-name="T89_3"><text:s/></text:span><text:span text:style-name="T89_4">for</text:span><text:span text:style-name="T89_5"><text:s/></text:span><text:span text:style-name="T89_6">piece</text:span><text:span text:style-name="T89_7"><text:s/></text:span><text:span text:style-name="T89_8">in</text:span><text:span text:style-name="T89_9"><text:s/></text:span><text:span text:style-name="T89_10">re</text:span><text:span text:style-name="T89_11">.</text:span><text:span text:style-name="T89_12">split</text:span><text:span text:style-name="T89_13">(</text:span><text:span text:style-name="T89_14">petre</text:span><text:span text:style-name="T89_15">,<text:s/></text:span><text:span text:style-name="T89_16">story</text:span><text:span text:style-name="T89_17"><text:s/></text:span><text:span text:style-name="T89_18">if</text:span><text:span text:style-name="T89_19"><text:s/></text:span><text:span text:style-name="T89_20">not</text:span><text:span text:style-name="T89_21"><text:s/></text:span><text:span text:style-name="T89_22">re</text:span><text:span text:style-name="T89_23">.</text:span><text:span text:style-name="T89_24">search</text:span><text:span text:style-name="T89_25">(</text:span><text:span text:style-name="T89_26">petre</text:span><text:span text:style-name="T89_27">,<text:s/></text:span><text:span text:style-name="T89_28">piece</text:span><text:span text:style-name="T89_29">)]</text:span></text:p><text:p text:style-name="P90"/><text:p text:style-name="P91"><text:span text:style-name="T91_1">re</text:span><text:span text:style-name="T91_2">.</text:span><text:span text:style-name="T91_3">match</text:span><text:span text:style-name="T91_4">()<text:s/></text:span><text:span text:style-name="T91_5">takes</text:span><text:span text:style-name="T91_6"><text:s/></text:span><text:span text:style-name="T91_7">three</text:span><text:span text:style-name="T91_8"><text:s/></text:span><text:span text:style-name="T91_9">parameters</text:span></text:p><text:p text:style-name="P92"><text:span text:style-name="T92_1">pattern</text:span></text:p><text:p text:style-name="P93"/><text:p text:style-name="P94"><text:span text:style-name="T94_1">re</text:span><text:span text:style-name="T94_2">.</text:span><text:span text:style-name="T94_3">findall</text:span><text:span text:style-name="T94_4">()<text:s/></text:span><text:span text:style-name="T94_5">finds</text:span><text:span text:style-name="T94_6"><text:s/></text:span><text:span text:style-name="T94_7">all</text:span><text:span text:style-name="T94_8"><text:s/></text:span><text:span text:style-name="T94_9">matching</text:span><text:span text:style-name="T94_10"><text:s/></text:span><text:span text:style-name="T94_11">patterns</text:span><text:span text:style-name="T94_12"><text:s/></text:span><text:span text:style-name="T94_13">and</text:span><text:span text:style-name="T94_14"><text:s/></text:span><text:span text:style-name="T94_15">returns</text:span><text:span text:style-name="T94_16"><text:s/></text:span><text:span text:style-name="T94_17">a</text:span><text:span text:style-name="T94_18"><text:s/></text:span><text:span text:style-name="T94_19">list</text:span></text:p><text:p text:style-name="P95"/><text:p text:style-name="P96"/><text:p text:style-name="P97"><text:span text:style-name="T97_1">zipcode</text:span><text:span text:style-name="T97_2"><text:s/></text:span><text:span text:style-name="T97_3">r</text:span><text:span text:style-name="T97_4">"(\</text:span><text:span text:style-name="T97_5">d</text:span><text:span text:style-name="T97_6">{5|(-\</text:span><text:span text:style-name="T97_7">d</text:span><text:span text:style-name="T97_8">{4})?"</text:span></text:p><text:p text:style-name="P98"><text:span text:style-name="T98_1">r</text:span><text:span text:style-name="T98_2">"(\</text:span><text:span text:style-name="T98_3">d</text:span><text:span text:style-name="T98_4">{5}(?:-\</text:span><text:span text:style-name="T98_5">d</text:span><text:span text:style-name="T98_6">{4})</text:span></text:p><text:p text:style-name="P99"/><text:p text:style-name="P100"><text:span text:style-name="T100_1">US</text:span><text:span text:style-name="T100_2"><text:s/></text:span><text:span text:style-name="T100_3">r</text:span><text:span text:style-name="T100_4">"</text:span><text:span text:style-name="T100_5">U</text:span><text:span text:style-name="T100_6">\.?\</text:span><text:span text:style-name="T100_7">s</text:span><text:span text:style-name="T100_8">*</text:span><text:span text:style-name="T100_9">S</text:span><text:span text:style-name="T100_10">.?(?:\</text:span><text:span text:style-name="T100_11">s</text:span><text:span text:style-name="T100_12">*</text:span><text:span text:style-name="T100_13">A</text:span><text:span text:style-name="T100_14">\.?)?"</text:span></text:p></office:annotation></text:span><text:span text:style-name="T100_15">expressions</text:span></text:h>
      <text:p text:style-name="P101"><text:span text:style-name="T101_1">import</text:span><text:span text:style-name="T101_2"><text:s/></text:span><text:span text:style-name="T101_3">re</text:span></text:p>
      <text:p text:style-name="P102"><text:span text:style-name="T102_1">compile</text:span><text:span text:style-name="T102_2">(</text:span><text:span text:style-name="T102_3">pattern</text:span><text:span text:style-name="T102_4">,<text:s/></text:span><text:span text:style-name="T102_5">flags</text:span><text:span text:style-name="T102_6">=0)<text:s/></text:span><text:span text:style-name="T102_7">#<text:s/></text:span><text:span text:style-name="T102_8">This</text:span><text:span text:style-name="T102_9"><text:s/></text:span><text:span text:style-name="T102_10">text</text:span><text:span text:style-name="T102_11"><text:s/></text:span><text:span text:style-name="T102_12">is</text:span><text:span text:style-name="T102_13"><text:s/></text:span><text:span text:style-name="T102_14">not</text:span><text:span text:style-name="T102_15"><text:s/></text:span><text:span text:style-name="T102_16">required</text:span><text:span text:style-name="T102_17">,<text:s/></text:span><text:span text:style-name="T102_18">but</text:span><text:span text:style-name="T102_19"><text:s/></text:span><text:span text:style-name="T102_20">improves</text:span><text:span text:style-name="T102_21"><text:s/></text:span><text:span text:style-name="T102_22">match</text:span><text:span text:style-name="T102_23">/</text:span><text:span text:style-name="T102_24">split</text:span><text:span text:style-name="T102_25">/</text:span><text:span text:style-name="T102_26">search</text:span><text:span text:style-name="T102_27">/</text:span><text:span text:style-name="T102_28">find</text:span><text:span text:style-name="T102_29"><text:s/></text:span><text:span text:style-name="T102_30">times</text:span></text:p>
      <text:p text:style-name="P103"><text:span text:style-name="T103_1">split</text:span><text:span text:style-name="T103_2">(</text:span><text:span text:style-name="T103_3">pattern</text:span><text:span text:style-name="T103_4">,<text:s/></text:span><text:span text:style-name="T103_5">string</text:span><text:span text:style-name="T103_6">,<text:s/></text:span><text:span text:style-name="T103_7">maxsplit</text:span><text:span text:style-name="T103_8">=0,<text:s/></text:span><text:span text:style-name="T103_9">flags</text:span><text:span text:style-name="T103_10">=0)</text:span></text:p>
      <text:p text:style-name="P104"><text:span text:style-name="T104_1">search</text:span><text:span text:style-name="T104_2">(</text:span><text:span text:style-name="T104_3">pattern</text:span><text:span text:style-name="T104_4">,<text:s/></text:span><text:span text:style-name="T104_5">string</text:span><text:span text:style-name="T104_6">,<text:s/></text:span><text:span text:style-name="T104_7">flags</text:span><text:span text:style-name="T104_8">=0)</text:span></text:p>
      <text:p text:style-name="P105"><text:span text:style-name="T105_1">match</text:span><text:span text:style-name="T105_2">(</text:span><text:span text:style-name="T105_3">pattern</text:span><text:span text:style-name="T105_4">,<text:s/></text:span><text:span text:style-name="T105_5">string</text:span><text:span text:style-name="T105_6">,<text:s/></text:span><text:span text:style-name="T105_7">flags</text:span><text:span text:style-name="T105_8">=0)</text:span><text:span text:style-name="T105_9"><text:s/>#<text:s/></text:span><text:span text:style-name="T105_10">Like</text:span><text:span text:style-name="T105_11"><text:s/></text:span><text:span text:style-name="T105_12">search</text:span><text:span text:style-name="T105_13">(),<text:s/></text:span><text:span text:style-name="T105_14">but</text:span><text:span text:style-name="T105_15"><text:s/></text:span><text:span text:style-name="T105_16">works</text:span><text:span text:style-name="T105_17"><text:s/></text:span><text:span text:style-name="T105_18">at</text:span><text:span text:style-name="T105_19"><text:s/></text:span><text:span text:style-name="T105_20">the</text:span><text:span text:style-name="T105_21"><text:s/></text:span><text:span text:style-name="T105_22">start</text:span><text:span text:style-name="T105_23"><text:s/></text:span><text:span text:style-name="T105_24">of</text:span><text:span text:style-name="T105_25"><text:s/></text:span><text:span text:style-name="T105_26">string</text:span><text:span text:style-name="T105_27"><text:s/></text:span><text:span text:style-name="T105_28">only</text:span></text:p>
      <text:p text:style-name="P106"><text:span text:style-name="T106_1">findall</text:span><text:span text:style-name="T106_2">(</text:span><text:span text:style-name="T106_3">pattern</text:span><text:span text:style-name="T106_4">,<text:s/></text:span><text:span text:style-name="T106_5">string</text:span><text:span text:style-name="T106_6">,<text:s/></text:span><text:span text:style-name="T106_7">flags</text:span><text:span text:style-name="T106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107"><text:span text:style-name="T107_1">Basics</text:span></text:p>
          </table:table-cell>
          <table:table-cell table:style-name="Cell2">
            <text:p text:style-name="P108"/>
          </table:table-cell>
          <table:table-cell table:style-name="Cell3">
            <text:p text:style-name="P109"><text:span text:style-name="T109_1">Character</text:span><text:span text:style-name="T109_2"><text:s/></text:span><text:span text:style-name="T109_3">classes</text:span></text:p>
          </table:table-cell>
          <table:table-cell table:style-name="Cell4">
            <text:p text:style-name="P110"/>
          </table:table-cell>
          <table:table-cell table:style-name="Cell5">
            <text:p text:style-name="P111"><text:span text:style-name="T111_1">Flags</text:span></text:p>
          </table:table-cell>
          <table:table-cell table:style-name="Cell6">
            <text:p text:style-name="P112"/>
          </table:table-cell>
        </table:table-row>
        <table:table-row table:style-name="Row2">
          <table:table-cell table:style-name="Cell7">
            <text:p text:style-name="P113"><text:span text:style-name="T113_1">.</text:span></text:p>
          </table:table-cell>
          <table:table-cell table:style-name="Cell8">
            <text:p text:style-name="P114"><text:span text:style-name="T114_1">Any</text:span><text:span text:style-name="T114_2"><text:s/></text:span><text:span text:style-name="T114_3">character</text:span><text:span text:style-name="T114_4"><text:s/></text:span><text:span text:style-name="T114_5">except</text:span><text:span text:style-name="T114_6"><text:s/></text:span><text:span text:style-name="T114_7">newline</text:span></text:p>
          </table:table-cell>
          <table:table-cell table:style-name="Cell9">
            <text:p text:style-name="P115"><text:span text:style-name="T115_1">[</text:span><text:span text:style-name="T115_2">ab</text:span><text:span text:style-name="T115_3">-</text:span><text:span text:style-name="T115_4">d</text:span><text:span text:style-name="T115_5">]</text:span></text:p>
          </table:table-cell>
          <table:table-cell table:style-name="Cell10">
            <text:p text:style-name="P116"><text:span text:style-name="T116_1">One</text:span><text:span text:style-name="T116_2"><text:s/></text:span><text:span text:style-name="T116_3">character</text:span><text:span text:style-name="T116_4"><text:s/></text:span><text:span text:style-name="T116_5">of</text:span><text:span text:style-name="T116_6">:<text:s/></text:span><text:span text:style-name="T116_7">a</text:span><text:span text:style-name="T116_8">,</text:span><text:span text:style-name="T116_9">b</text:span><text:span text:style-name="T116_10">,</text:span><text:span text:style-name="T116_11">c</text:span><text:span text:style-name="T116_12">,</text:span><text:span text:style-name="T116_13">d</text:span></text:p>
          </table:table-cell>
          <table:table-cell table:style-name="Cell11">
            <text:p text:style-name="P117"><text:span text:style-name="T117_1">i</text:span></text:p>
          </table:table-cell>
          <table:table-cell table:style-name="Cell12">
            <text:p text:style-name="P118"><text:span text:style-name="T118_1">Ignore</text:span><text:span text:style-name="T118_2"><text:s/></text:span><text:span text:style-name="T118_3">case</text:span></text:p>
          </table:table-cell>
        </table:table-row>
        <table:table-row table:style-name="Row3">
          <table:table-cell table:style-name="Cell13">
            <text:p text:style-name="P119"><text:span text:style-name="T119_1">a</text:span></text:p>
          </table:table-cell>
          <table:table-cell table:style-name="Cell14">
            <text:p text:style-name="P120"><text:span text:style-name="T120_1">The</text:span><text:span text:style-name="T120_2"><text:s/></text:span><text:span text:style-name="T120_3">character</text:span><text:span text:style-name="T120_4"><text:s/></text:span><text:span text:style-name="T120_5">a</text:span></text:p>
          </table:table-cell>
          <table:table-cell table:style-name="Cell15">
            <text:p text:style-name="P121"><text:span text:style-name="T121_1">[^</text:span><text:span text:style-name="T121_2">ab</text:span><text:span text:style-name="T121_3">-</text:span><text:span text:style-name="T121_4">d</text:span><text:span text:style-name="T121_5">]</text:span></text:p>
          </table:table-cell>
          <table:table-cell table:style-name="Cell16">
            <text:p text:style-name="P122"><text:span text:style-name="T122_1">One</text:span><text:span text:style-name="T122_2"><text:s/></text:span><text:span text:style-name="T122_3">character</text:span><text:span text:style-name="T122_4"><text:s/></text:span><text:span text:style-name="T122_5">except</text:span><text:span text:style-name="T122_6">:<text:s/></text:span><text:span text:style-name="T122_7">a</text:span><text:span text:style-name="T122_8">,</text:span><text:span text:style-name="T122_9">b</text:span><text:span text:style-name="T122_10">,</text:span><text:span text:style-name="T122_11">c</text:span><text:span text:style-name="T122_12">,</text:span><text:span text:style-name="T122_13">d</text:span></text:p>
          </table:table-cell>
          <table:table-cell table:style-name="Cell17">
            <text:p text:style-name="P123"><text:span text:style-name="T123_1">m</text:span></text:p>
          </table:table-cell>
          <table:table-cell table:style-name="Cell18">
            <text:p text:style-name="P124"><text:span text:style-name="T124_1">^<text:s/></text:span><text:span text:style-name="T124_2">and</text:span><text:span text:style-name="T124_3"><text:s/>$<text:s/></text:span><text:span text:style-name="T124_4">match</text:span><text:span text:style-name="T124_5"><text:s/></text:span><text:span text:style-name="T124_6">start</text:span><text:span text:style-name="T124_7"><text:s/></text:span><text:span text:style-name="T124_8">and</text:span><text:span text:style-name="T124_9"><text:s/></text:span><text:span text:style-name="T124_10">end</text:span><text:span text:style-name="T124_11"><text:s/></text:span><text:span text:style-name="T124_12">of</text:span><text:span text:style-name="T124_13"><text:s/></text:span><text:span text:style-name="T124_14">line</text:span></text:p>
          </table:table-cell>
        </table:table-row>
        <table:table-row table:style-name="Row4">
          <table:table-cell table:style-name="Cell19">
            <text:p text:style-name="P125"><text:span text:style-name="T125_1">ab</text:span></text:p>
          </table:table-cell>
          <table:table-cell table:style-name="Cell20">
            <text:p text:style-name="P126"><text:span text:style-name="T126_1">The</text:span><text:span text:style-name="T126_2"><text:s/></text:span><text:span text:style-name="T126_3">string</text:span><text:span text:style-name="T126_4"><text:s/></text:span><text:span text:style-name="T126_5">ab</text:span></text:p>
          </table:table-cell>
          <table:table-cell table:style-name="Cell21">
            <text:p text:style-name="P127"><text:span text:style-name="T127_1">\</text:span><text:span text:style-name="T127_2">d</text:span></text:p>
          </table:table-cell>
          <table:table-cell table:style-name="Cell22">
            <text:p text:style-name="P128"><text:span text:style-name="T128_1">One</text:span><text:span text:style-name="T128_2"><text:s/></text:span><text:span text:style-name="T128_3">digit</text:span></text:p>
          </table:table-cell>
          <table:table-cell table:style-name="Cell23">
            <text:p text:style-name="P129"><text:span text:style-name="T129_1">Special</text:span><text:span text:style-name="T129_2"><text:s/></text:span><text:span text:style-name="T129_3">characters</text:span></text:p>
          </table:table-cell>
          <table:table-cell table:style-name="Cell24">
            <text:p text:style-name="P130"/>
          </table:table-cell>
        </table:table-row>
        <table:table-row table:style-name="Row5">
          <table:table-cell table:style-name="Cell25">
            <text:p text:style-name="P131"><text:span text:style-name="T131_1">a</text:span><text:span text:style-name="T131_2">|</text:span><text:span text:style-name="T131_3">b</text:span></text:p>
          </table:table-cell>
          <table:table-cell table:style-name="Cell26">
            <text:p text:style-name="P132"><text:span text:style-name="T132_1">a</text:span><text:span text:style-name="T132_2"><text:s/></text:span><text:span text:style-name="T132_3">or</text:span><text:span text:style-name="T132_4"><text:s/></text:span><text:span text:style-name="T132_5">b</text:span></text:p>
          </table:table-cell>
          <table:table-cell table:style-name="Cell27">
            <text:p text:style-name="P133"><text:span text:style-name="T133_1">\</text:span><text:span text:style-name="T133_2">D</text:span></text:p>
          </table:table-cell>
          <table:table-cell table:style-name="Cell28">
            <text:p text:style-name="P134"><text:span text:style-name="T134_1">One</text:span><text:span text:style-name="T134_2"><text:s/></text:span><text:span text:style-name="T134_3">non</text:span><text:span text:style-name="T134_4">-</text:span><text:span text:style-name="T134_5">digit</text:span></text:p>
          </table:table-cell>
          <table:table-cell table:style-name="Cell29">
            <text:p text:style-name="P135"><text:span text:style-name="T135_1">\</text:span><text:span text:style-name="T135_2">n</text:span></text:p>
          </table:table-cell>
          <table:table-cell table:style-name="Cell30">
            <text:p text:style-name="P136"><text:span text:style-name="T136_1">Newline</text:span></text:p>
          </table:table-cell>
        </table:table-row>
        <table:table-row table:style-name="Row6">
          <table:table-cell table:style-name="Cell31">
            <text:p text:style-name="P137"><text:span text:style-name="T137_1">a</text:span><text:span text:style-name="T137_2">*</text:span></text:p>
          </table:table-cell>
          <table:table-cell table:style-name="Cell32">
            <text:p text:style-name="P138"><text:span text:style-name="T138_1">0<text:s/></text:span><text:span text:style-name="T138_2">or</text:span><text:span text:style-name="T138_3"><text:s/></text:span><text:span text:style-name="T138_4">more</text:span><text:span text:style-name="T138_5"><text:s/></text:span><text:span text:style-name="T138_6">a</text:span><text:span text:style-name="T138_7">'</text:span><text:span text:style-name="T138_8">s</text:span></text:p>
          </table:table-cell>
          <table:table-cell table:style-name="Cell33">
            <text:p text:style-name="P139"><text:span text:style-name="T139_1">\</text:span><text:span text:style-name="T139_2">s</text:span></text:p>
          </table:table-cell>
          <table:table-cell table:style-name="Cell34">
            <text:p text:style-name="P140"><text:span text:style-name="T140_1">One</text:span><text:span text:style-name="T140_2"><text:s/></text:span><text:span text:style-name="T140_3">whitespace</text:span></text:p>
          </table:table-cell>
          <table:table-cell table:style-name="Cell35">
            <text:p text:style-name="P141"><text:span text:style-name="T141_1">\</text:span><text:span text:style-name="T141_2">r</text:span></text:p>
          </table:table-cell>
          <table:table-cell table:style-name="Cell36">
            <text:p text:style-name="P142"><text:span text:style-name="T142_1">Carriage</text:span><text:span text:style-name="T142_2"><text:s/></text:span><text:span text:style-name="T142_3">return</text:span></text:p>
          </table:table-cell>
        </table:table-row>
        <table:table-row table:style-name="Row7">
          <table:table-cell table:style-name="Cell37">
            <text:p text:style-name="P143"><text:span text:style-name="T143_1">\</text:span></text:p>
          </table:table-cell>
          <table:table-cell table:style-name="Cell38">
            <text:p text:style-name="P144"><text:span text:style-name="T144_1">Escapes</text:span><text:span text:style-name="T144_2"><text:s/></text:span><text:span text:style-name="T144_3">a</text:span><text:span text:style-name="T144_4"><text:s/></text:span><text:span text:style-name="T144_5">spec</text:span><text:span text:style-name="T144_6">.<text:s/></text:span><text:span text:style-name="T144_7">character</text:span></text:p>
          </table:table-cell>
          <table:table-cell table:style-name="Cell39">
            <text:p text:style-name="P145"><text:span text:style-name="T145_1">\</text:span><text:span text:style-name="T145_2">S</text:span></text:p>
          </table:table-cell>
          <table:table-cell table:style-name="Cell40">
            <text:p text:style-name="P146"><text:span text:style-name="T146_1">One</text:span><text:span text:style-name="T146_2"><text:s/></text:span><text:span text:style-name="T146_3">non</text:span><text:span text:style-name="T146_4">-</text:span><text:span text:style-name="T146_5">whitespace</text:span></text:p>
          </table:table-cell>
          <table:table-cell table:style-name="Cell41">
            <text:p text:style-name="P147"><text:span text:style-name="T147_1">\</text:span><text:span text:style-name="T147_2">t</text:span></text:p>
          </table:table-cell>
          <table:table-cell table:style-name="Cell42">
            <text:p text:style-name="P148"><text:span text:style-name="T148_1">Tab</text:span></text:p>
          </table:table-cell>
        </table:table-row>
        <table:table-row table:style-name="Row8">
          <table:table-cell table:style-name="Cell43">
            <text:p text:style-name="P149"><text:span text:style-name="T149_1">Quantifiers</text:span></text:p>
          </table:table-cell>
          <table:table-cell table:style-name="Cell44">
            <text:p text:style-name="P150"/>
          </table:table-cell>
          <table:table-cell table:style-name="Cell45">
            <text:p text:style-name="P151"><text:span text:style-name="T151_1">\</text:span><text:span text:style-name="T151_2">w</text:span></text:p>
          </table:table-cell>
          <table:table-cell table:style-name="Cell46">
            <text:p text:style-name="P152"><text:span text:style-name="T152_1">One</text:span><text:span text:style-name="T152_2"><text:s/></text:span><text:span text:style-name="T152_3">word</text:span><text:span text:style-name="T152_4"><text:s/></text:span><text:span text:style-name="T152_5">character</text:span></text:p>
          </table:table-cell>
          <table:table-cell table:style-name="Cell47">
            <text:p text:style-name="P153"><text:span text:style-name="T153_1">\0</text:span></text:p>
          </table:table-cell>
          <table:table-cell table:style-name="Cell48">
            <text:p text:style-name="P154"><text:span text:style-name="T154_1">Null</text:span></text:p>
          </table:table-cell>
        </table:table-row>
        <table:table-row table:style-name="Row9">
          <table:table-cell table:style-name="Cell49">
            <text:p text:style-name="P155"><text:span text:style-name="T155_1">*</text:span></text:p>
          </table:table-cell>
          <table:table-cell table:style-name="Cell50">
            <text:p text:style-name="P156"><text:span text:style-name="T156_1">0<text:s/></text:span><text:span text:style-name="T156_2">or</text:span><text:span text:style-name="T156_3"><text:s/></text:span><text:span text:style-name="T156_4">more</text:span></text:p>
          </table:table-cell>
          <table:table-cell table:style-name="Cell51">
            <text:p text:style-name="P157"><text:span text:style-name="T157_1">\</text:span><text:span text:style-name="T157_2">W</text:span></text:p>
          </table:table-cell>
          <table:table-cell table:style-name="Cell52">
            <text:p text:style-name="P158"><text:span text:style-name="T158_1">One</text:span><text:span text:style-name="T158_2"><text:s/></text:span><text:span text:style-name="T158_3">non</text:span><text:span text:style-name="T158_4">-</text:span><text:span text:style-name="T158_5">word</text:span><text:span text:style-name="T158_6"><text:s/></text:span><text:span text:style-name="T158_7">character</text:span></text:p>
          </table:table-cell>
          <table:table-cell table:style-name="Cell53">
            <text:p text:style-name="P159"><text:span text:style-name="T159_1">Groups</text:span></text:p>
          </table:table-cell>
          <table:table-cell table:style-name="Cell54">
            <text:p text:style-name="P160"/>
          </table:table-cell>
        </table:table-row>
        <table:table-row table:style-name="Row10">
          <table:table-cell table:style-name="Cell55">
            <text:p text:style-name="P161"><text:span text:style-name="T161_1">+</text:span></text:p>
          </table:table-cell>
          <table:table-cell table:style-name="Cell56">
            <text:p text:style-name="P162"><text:span text:style-name="T162_1">1<text:s/></text:span><text:span text:style-name="T162_2">or</text:span><text:span text:style-name="T162_3"><text:s/></text:span><text:span text:style-name="T162_4">more</text:span></text:p>
          </table:table-cell>
          <table:table-cell table:style-name="Cell57">
            <text:p text:style-name="P163"><text:span text:style-name="T163_1">Assertions</text:span></text:p>
          </table:table-cell>
          <table:table-cell table:style-name="Cell58">
            <text:p text:style-name="P164"/>
          </table:table-cell>
          <table:table-cell table:style-name="Cell59">
            <text:p text:style-name="P165"><text:span text:style-name="T165_1">(…)</text:span></text:p>
          </table:table-cell>
          <table:table-cell table:style-name="Cell60">
            <text:p text:style-name="P166"><text:span text:style-name="T166_1">Capturing</text:span><text:span text:style-name="T166_2"><text:s/></text:span><text:span text:style-name="T166_3">group</text:span></text:p>
          </table:table-cell>
        </table:table-row>
        <table:table-row table:style-name="Row11">
          <table:table-cell table:style-name="Cell61">
            <text:p text:style-name="P167"><text:span text:style-name="T167_1">?</text:span></text:p>
          </table:table-cell>
          <table:table-cell table:style-name="Cell62">
            <text:p text:style-name="P168"><text:span text:style-name="T168_1">0<text:s/></text:span><text:span text:style-name="T168_2">or</text:span><text:span text:style-name="T168_3"><text:s/>1</text:span></text:p>
          </table:table-cell>
          <table:table-cell table:style-name="Cell63">
            <text:p text:style-name="P169"><text:span text:style-name="T169_1">^</text:span></text:p>
          </table:table-cell>
          <table:table-cell table:style-name="Cell64">
            <text:p text:style-name="P170"><text:span text:style-name="T170_1">Start</text:span><text:span text:style-name="T170_2"><text:s/></text:span><text:span text:style-name="T170_3">of</text:span><text:span text:style-name="T170_4"><text:s/></text:span><text:span text:style-name="T170_5">string</text:span></text:p>
          </table:table-cell>
          <table:table-cell table:style-name="Cell65">
            <text:p text:style-name="P171"><text:span text:style-name="T171_1">(?:...)</text:span></text:p>
          </table:table-cell>
          <table:table-cell table:style-name="Cell66">
            <text:p text:style-name="P172"><text:span text:style-name="T172_1">Non</text:span><text:span text:style-name="T172_2">-</text:span><text:span text:style-name="T172_3">capturing</text:span><text:span text:style-name="T172_4"><text:s/></text:span><text:span text:style-name="T172_5">group</text:span></text:p>
          </table:table-cell>
        </table:table-row>
        <table:table-row table:style-name="Row12">
          <table:table-cell table:style-name="Cell67">
            <text:p text:style-name="P173"><text:span text:style-name="T173_1">{2}</text:span></text:p>
          </table:table-cell>
          <table:table-cell table:style-name="Cell68">
            <text:p text:style-name="P174"><text:span text:style-name="T174_1">Exactly</text:span><text:span text:style-name="T174_2"><text:s/>2</text:span></text:p>
          </table:table-cell>
          <table:table-cell table:style-name="Cell69">
            <text:p text:style-name="P175"><text:span text:style-name="T175_1">\</text:span><text:span text:style-name="T175_2">b</text:span></text:p>
          </table:table-cell>
          <table:table-cell table:style-name="Cell70">
            <text:p text:style-name="P176"><text:span text:style-name="T176_1">Word</text:span><text:span text:style-name="T176_2"><text:s/></text:span><text:span text:style-name="T176_3">boundary</text:span></text:p>
          </table:table-cell>
          <table:table-cell table:style-name="Cell71">
            <text:p text:style-name="P177"/>
          </table:table-cell>
          <table:table-cell table:style-name="Cell72">
            <text:p text:style-name="P178"/>
          </table:table-cell>
        </table:table-row>
        <table:table-row table:style-name="Row13">
          <table:table-cell table:style-name="Cell73">
            <text:p text:style-name="P179"><text:span text:style-name="T179_1">{2,5}</text:span></text:p>
          </table:table-cell>
          <table:table-cell table:style-name="Cell74">
            <text:p text:style-name="P180"><text:span text:style-name="T180_1">Between</text:span><text:span text:style-name="T180_2"><text:s/>2<text:s/></text:span><text:span text:style-name="T180_3">and</text:span><text:span text:style-name="T180_4"><text:s/>5</text:span></text:p>
          </table:table-cell>
          <table:table-cell table:style-name="Cell75">
            <text:p text:style-name="P181"><text:span text:style-name="T181_1">\</text:span><text:span text:style-name="T181_2">B</text:span></text:p>
          </table:table-cell>
          <table:table-cell table:style-name="Cell76">
            <text:p text:style-name="P182"><text:span text:style-name="T182_1">Non</text:span><text:span text:style-name="T182_2">-</text:span><text:span text:style-name="T182_3">word</text:span><text:span text:style-name="T182_4"><text:s/></text:span><text:span text:style-name="T182_5">boundary</text:span></text:p>
          </table:table-cell>
          <table:table-cell table:style-name="Cell77">
            <text:p text:style-name="P183"><text:span text:style-name="T183_1">$</text:span></text:p>
          </table:table-cell>
          <table:table-cell table:style-name="Cell78">
            <text:p text:style-name="P184"><text:span text:style-name="T184_1">End</text:span><text:span text:style-name="T184_2"><text:s/></text:span><text:span text:style-name="T184_3">of</text:span><text:span text:style-name="T184_4"><text:s/></text:span><text:span text:style-name="T184_5">string</text:span></text:p>
          </table:table-cell>
        </table:table-row>
      </table:table>
      <text:p text:style-name="P185"/>
      <text:p text:style-name="P186"><text:span text:style-name="T186_1">Split</text:span><text:span text:style-name="T186_2">/</text:span><text:span text:style-name="T186_3">filter</text:span><text:span text:style-name="T186_4">/</text:span><text:span text:style-name="T186_5">join</text:span><text:span text:style-name="T186_6"><text:s/></text:span><text:span text:style-name="T186_7">cycle</text:span><text:span text:style-name="T186_8">:</text:span></text:p>
      <text:p text:style-name="P187"><text:span text:style-name="T187_1">‘’.</text:span><text:span text:style-name="T187_2">join</text:span><text:span text:style-name="T187_3"><text:s/>([</text:span><text:span text:style-name="T187_4">piece</text:span><text:span text:style-name="T187_5"><text:s/></text:span><text:span text:style-name="T187_6">for</text:span><text:span text:style-name="T187_7"><text:s/></text:span><text:span text:style-name="T187_8">piece</text:span><text:span text:style-name="T187_9"><text:s/></text:span><text:span text:style-name="T187_10">in</text:span><text:span text:style-name="T187_11"><text:s/></text:span><text:span text:style-name="T187_12">re</text:span><text:span text:style-name="T187_13">.</text:span><text:span text:style-name="T187_14">split</text:span><text:span text:style-name="T187_15"><text:s/>(</text:span><text:span text:style-name="T187_16">pattern</text:span><text:span text:style-name="T187_17">,<text:s/></text:span><text:span text:style-name="T187_18">text</text:span><text:span text:style-name="T187_19">)<text:s/>\</text:span></text:p>
      <text:p text:style-name="P188"><text:span text:style-name="T188_1">if</text:span><text:span text:style-name="T188_2"><text:s/></text:span><text:span text:style-name="T188_3">not</text:span><text:span text:style-name="T188_4"><text:s/></text:span><text:span text:style-name="T188_5">re</text:span><text:span text:style-name="T188_6">.</text:span><text:span text:style-name="T188_7">search</text:span><text:span text:style-name="T188_8">(</text:span><text:span text:style-name="T188_9">pattern</text:span><text:span text:style-name="T188_10">,<text:s/></text:span><text:span text:style-name="T188_11">piece</text:span><text:span text:style-name="T188_12">)<text:s/></text:span><text:span text:style-name="T188_13">and</text:span><text:span text:style-name="T188_14"><text:s/></text:span><text:span text:style-name="T188_15">piece</text:span><text:span text:style-name="T188_16">])</text:span></text:p>
      <text:h text:style-name="P189" text:outline-level="10"><text:span text:style-name="T189_1">Text</text:span><text:span text:style-name="T189_2"><text:s/></text:span><text:span text:style-name="T189_3">Data</text:span></text:h>
      <text:h text:style-name="P190" text:outline-level="10"><text:bookmark-start text:name="h.5ydb0at78jrn"/><text:bookmark-end text:name="h.5ydb0at78jrn"/><text:span text:style-name="T190_1">XML</text:span><text:span text:style-name="T190_2">/</text:span><text:span text:style-name="T190_3">HTML</text:span><text:span text:style-name="T190_4">;<text:s/></text:span><text:span text:style-name="T190_5"><office:annotation><dc:creator/><text:p text:style-name="P191"><text:span text:style-name="T191_1">import</text:span><text:span text:style-name="T191_2"><text:s/></text:span><text:span text:style-name="T191_3">bs</text:span><text:span text:style-name="T191_4">4<text:s/></text:span><text:span text:style-name="T191_5">from</text:span><text:span text:style-name="T191_6"><text:s/></text:span><text:span text:style-name="T191_7">BeautifulSoup</text:span></text:p><text:p text:style-name="P192"/><text:p text:style-name="P193"><text:span text:style-name="T193_1">soup</text:span><text:span text:style-name="T193_2">.</text:span><text:span text:style-name="T193_3">prettify</text:span><text:span text:style-name="T193_4">()</text:span></text:p><text:p text:style-name="P194"/><text:p text:style-name="P195"><text:span text:style-name="T195_1">soup</text:span><text:span text:style-name="T195_2">.</text:span><text:span text:style-name="T195_3">get</text:span><text:span text:style-name="T195_4">_</text:span><text:span text:style-name="T195_5">text</text:span><text:span text:style-name="T195_6">()<text:s/></text:span><text:span text:style-name="T195_7">leaves</text:span><text:span text:style-name="T195_8"><text:s/></text:span><text:span text:style-name="T195_9">only</text:span><text:span text:style-name="T195_10"><text:s/></text:span><text:span text:style-name="T195_11">the</text:span><text:span text:style-name="T195_12"><text:s/></text:span><text:span text:style-name="T195_13">text</text:span></text:p><text:p text:style-name="P196"/><text:p text:style-name="P197"><text:span text:style-name="T197_1">[(</text:span><text:span text:style-name="T197_2">h</text:span><text:span text:style-name="T197_3">2.</text:span><text:span text:style-name="T197_4">string</text:span><text:span text:style-name="T197_5">,<text:s/></text:span><text:span text:style-name="T197_6">h</text:span><text:span text:style-name="T197_7">2["</text:span><text:span text:style-name="T197_8">href</text:span><text:span text:style-name="T197_9">"])<text:s/></text:span><text:span text:style-name="T197_10">for</text:span><text:span text:style-name="T197_11"><text:s/></text:span><text:span text:style-name="T197_12">h</text:span><text:span text:style-name="T197_13">2<text:s/></text:span><text:span text:style-name="T197_14">in</text:span><text:span text:style-name="T197_15"><text:s/></text:span><text:span text:style-name="T197_16">soup</text:span><text:span text:style-name="T197_17">.</text:span><text:span text:style-name="T197_18">find</text:span><text:span text:style-name="T197_19">_</text:span><text:span text:style-name="T197_20">all</text:span><text:span text:style-name="T197_21">('</text:span><text:span text:style-name="T197_22">a</text:span><text:span text:style-name="T197_23">')<text:s/></text:span><text:span text:style-name="T197_24">if</text:span><text:span text:style-name="T197_25"><text:s/></text:span><text:span text:style-name="T197_26">h</text:span><text:span text:style-name="T197_27">2.</text:span><text:span text:style-name="T197_28">has</text:span><text:span text:style-name="T197_29">_</text:span><text:span text:style-name="T197_30">attr</text:span><text:span text:style-name="T197_31">('</text:span><text:span text:style-name="T197_32">href</text:span><text:span text:style-name="T197_33">')]</text:span></text:p></office:annotation></text:span><text:span text:style-name="T197_34">BeautifulSoup</text:span></text:h>
      <text:p text:style-name="P198"><text:span text:style-name="T198_1">from</text:span><text:span text:style-name="T198_2"><text:s/></text:span><text:span text:style-name="T198_3">bs</text:span><text:span text:style-name="T198_4">4<text:s/></text:span><text:span text:style-name="T198_5">import</text:span><text:span text:style-name="T198_6"><text:s/></text:span><text:span text:style-name="T198_7">BeautifulSoup</text:span></text:p>
      <text:p text:style-name="P199"><text:span text:style-name="T199_1">soup</text:span><text:span text:style-name="T199_2"><text:s/>=<text:s/></text:span><text:span text:style-name="T199_3">BeautifulSoup</text:span><text:span text:style-name="T199_4"><text:s/>(</text:span><text:span text:style-name="T199_5">string</text:span><text:span text:style-name="T199_6">_</text:span><text:span text:style-name="T199_7">or</text:span><text:span text:style-name="T199_8">_</text:span><text:span text:style-name="T199_9">file</text:span><text:span text:style-name="T199_10">_</text:span><text:span text:style-name="T199_11">or</text:span><text:span text:style-name="T199_12">_</text:span><text:span text:style-name="T199_13">url</text:span><text:span text:style-name="T199_14">_</text:span><text:span text:style-name="T199_15">handle</text:span><text:span text:style-name="T199_16">)</text:span></text:p>
      <text:p text:style-name="P200"/>
      <text:p text:style-name="P201"><text:span text:style-name="T201_1">soup</text:span><text:span text:style-name="T201_2">.</text:span><text:span text:style-name="T201_3">prettify</text:span><text:span text:style-name="T201_4">()</text:span></text:p>
      <text:p text:style-name="P202"><text:span text:style-name="T202_1">soup</text:span><text:span text:style-name="T202_2">.</text:span><text:span text:style-name="T202_3">get</text:span><text:span text:style-name="T202_4">_</text:span><text:span text:style-name="T202_5">text</text:span><text:span text:style-name="T202_6">()<text:s/></text:span><text:span text:style-name="T202_7">#<text:s/></text:span><text:span text:style-name="T202_8">All</text:span><text:span text:style-name="T202_9"><text:s/></text:span><text:span text:style-name="T202_10">text</text:span><text:span text:style-name="T202_11">!</text:span></text:p>
      <text:p text:style-name="P203"/>
      <text:p text:style-name="P204"><text:span text:style-name="T204_1">The</text:span><text:span text:style-name="T204_2"><text:s/></text:span><text:span text:style-name="T204_3">soup</text:span><text:span text:style-name="T204_4"><text:s/></text:span><text:span text:style-name="T204_5">consists</text:span><text:span text:style-name="T204_6"><text:s/></text:span><text:span text:style-name="T204_7">of</text:span><text:span text:style-name="T204_8"><text:s/>(</text:span><text:span text:style-name="T204_9">hierarchical</text:span><text:span text:style-name="T204_10">)<text:s/></text:span><text:span text:style-name="T204_11">tags</text:span><text:span text:style-name="T204_12">.<text:s/></text:span><text:span text:style-name="T204_13">A</text:span><text:span text:style-name="T204_14"><text:s/></text:span><text:span text:style-name="T204_15">tag</text:span><text:span text:style-name="T204_16"><text:s/></text:span><text:span text:style-name="T204_17">may</text:span><text:span text:style-name="T204_18"><text:s/></text:span><text:span text:style-name="T204_19">have</text:span><text:span text:style-name="T204_20"><text:s/></text:span><text:span text:style-name="T204_21">attributes</text:span><text:span text:style-name="T204_22">.<text:s/>(</text:span><text:span text:style-name="T204_23">Implemented</text:span><text:span text:style-name="T204_24"><text:s/></text:span><text:span text:style-name="T204_25">as</text:span><text:span text:style-name="T204_26"><text:s/></text:span><text:span text:style-name="T204_27">dictionaries</text:span><text:span text:style-name="T204_28">.)<text:s/></text:span><text:span text:style-name="T204_29">A</text:span><text:span text:style-name="T204_30"><text:s/></text:span><text:span text:style-name="T204_31">tag</text:span><text:span text:style-name="T204_32"><text:s/></text:span><text:span text:style-name="T204_33">has</text:span><text:span text:style-name="T204_34"><text:s/></text:span><text:span text:style-name="T204_35">a</text:span><text:span text:style-name="T204_36"><text:s/></text:span><text:span text:style-name="T204_37">name</text:span><text:span text:style-name="T204_38">,<text:s/></text:span><text:span text:style-name="T204_39">a</text:span><text:span text:style-name="T204_40"><text:s/></text:span><text:span text:style-name="T204_41">string</text:span><text:span text:style-name="T204_42"><text:s/></text:span><text:span text:style-name="T204_43">value</text:span><text:span text:style-name="T204_44"><text:s/>(</text:span><text:span text:style-name="T204_45">and</text:span><text:span text:style-name="T204_46"><text:s/></text:span><text:span text:style-name="T204_47">also</text:span><text:span text:style-name="T204_48"><text:s/>.</text:span><text:span text:style-name="T204_49">stripped</text:span><text:span text:style-name="T204_50">_</text:span><text:span text:style-name="T204_51">strings</text:span><text:span text:style-name="T204_52"><text:s/></text:span><text:span text:style-name="T204_53">with</text:span><text:span text:style-name="T204_54"><text:s/></text:span><text:span text:style-name="T204_55">removed</text:span><text:span text:style-name="T204_56"><text:s/></text:span><text:span text:style-name="T204_57">whitespaces</text:span><text:span text:style-name="T204_58">),<text:s/></text:span><text:span text:style-name="T204_59">the</text:span><text:span text:style-name="T204_60"><text:s/></text:span><text:span text:style-name="T204_61">contents</text:span><text:span text:style-name="T204_62">,<text:s/></text:span><text:span text:style-name="T204_63">the</text:span><text:span text:style-name="T204_64"><text:s/></text:span><text:span text:style-name="T204_65">parent</text:span><text:span text:style-name="T204_66">,<text:s/></text:span><text:span text:style-name="T204_67">the</text:span><text:span text:style-name="T204_68"><text:s/></text:span><text:span text:style-name="T204_69">next</text:span><text:span text:style-name="T204_70"><text:s/></text:span><text:span text:style-name="T204_71">and</text:span><text:span text:style-name="T204_72"><text:s/></text:span><text:span text:style-name="T204_73">the</text:span><text:span text:style-name="T204_74"><text:s/></text:span><text:span text:style-name="T204_75">prev</text:span><text:span text:style-name="T204_76"><text:s/></text:span><text:span text:style-name="T204_77">tags</text:span><text:span text:style-name="T204_78">,<text:s/></text:span><text:span text:style-name="T204_79">and</text:span><text:span text:style-name="T204_80"><text:s/></text:span><text:span text:style-name="T204_81">zero</text:span><text:span text:style-name="T204_82"><text:s/></text:span><text:span text:style-name="T204_83">or</text:span><text:span text:style-name="T204_84"><text:s/></text:span><text:span text:style-name="T204_85">more</text:span><text:span text:style-name="T204_86"><text:s/></text:span><text:span text:style-name="T204_87">children</text:span><text:span text:style-name="T204_88">.</text:span></text:p>
      <text:p text:style-name="P205"/>
      <text:p text:style-name="P206"><text:span text:style-name="T206_1">soup</text:span><text:span text:style-name="T206_2">.</text:span><text:span text:style-name="T206_3">title</text:span><text:span text:style-name="T206_4"><text:s/>#<text:s/></text:span><text:span text:style-name="T206_5">Not</text:span><text:span text:style-name="T206_6"><text:s/></text:span><text:span text:style-name="T206_7">a</text:span><text:span text:style-name="T206_8"><text:s/></text:span><text:span text:style-name="T206_9">function</text:span><text:span text:style-name="T206_10">!</text:span></text:p>
      <text:p text:style-name="P207"><text:span text:style-name="T207_1">soup</text:span><text:span text:style-name="T207_2">.</text:span><text:span text:style-name="T207_3">title</text:span><text:span text:style-name="T207_4">.</text:span><text:span text:style-name="T207_5">string</text:span><text:span text:style-name="T207_6"><text:s/>#<text:s/></text:span><text:span text:style-name="T207_7">Not</text:span><text:span text:style-name="T207_8"><text:s/></text:span><text:span text:style-name="T207_9">a</text:span><text:span text:style-name="T207_10"><text:s/></text:span><text:span text:style-name="T207_11">function</text:span><text:span text:style-name="T207_12">!</text:span></text:p>
      <text:p text:style-name="P208"><text:span text:style-name="T208_1">soup</text:span><text:span text:style-name="T208_2">.</text:span><text:span text:style-name="T208_3">title</text:span><text:span text:style-name="T208_4">.</text:span><text:span text:style-name="T208_5">parent</text:span><text:span text:style-name="T208_6">.</text:span><text:span text:style-name="T208_7">name</text:span><text:span text:style-name="T208_8"><text:s/>#<text:s/></text:span><text:span text:style-name="T208_9">Not</text:span><text:span text:style-name="T208_10"><text:s/></text:span><text:span text:style-name="T208_11">a</text:span><text:span text:style-name="T208_12"><text:s/></text:span><text:span text:style-name="T208_13">function</text:span><text:span text:style-name="T208_14">!<text:s/></text:span><text:span text:style-name="T208_15">Cf</text:span><text:span text:style-name="T208_16">:<text:s/></text:span><text:span text:style-name="T208_17">File</text:span><text:span text:style-name="T208_18"><text:s/></text:span><text:span text:style-name="T208_19">system</text:span><text:span text:style-name="T208_20"><text:s/></text:span><text:span text:style-name="T208_21">navigation</text:span></text:p>
      <text:p text:style-name="P209"><text:span text:style-name="T209_1">soup</text:span><text:span text:style-name="T209_2">.</text:span><text:span text:style-name="T209_3">children</text:span><text:span text:style-name="T209_4"><text:s/></text:span><text:span text:style-name="T209_5">#<text:s/></text:span><text:span text:style-name="T209_6">Not</text:span><text:span text:style-name="T209_7"><text:s/></text:span><text:span text:style-name="T209_8">a</text:span><text:span text:style-name="T209_9"><text:s/></text:span><text:span text:style-name="T209_10">function</text:span><text:span text:style-name="T209_11">!</text:span></text:p>
      <text:p text:style-name="P210"/>
      <text:p text:style-name="P211"><text:span text:style-name="T211_1">links</text:span><text:span text:style-name="T211_2"><text:s/>=<text:s/></text:span><text:span text:style-name="T211_3">soup</text:span><text:span text:style-name="T211_4">.</text:span><text:span text:style-name="T211_5">find</text:span><text:span text:style-name="T211_6">_</text:span><text:span text:style-name="T211_7">all</text:span><text:span text:style-name="T211_8">(‘</text:span><text:span text:style-name="T211_9">tag</text:span><text:span text:style-name="T211_10">’)</text:span><text:span text:style-name="T211_11"><text:s/>#<text:s/></text:span><text:span text:style-name="T211_12">Finds</text:span><text:span text:style-name="T211_13"><text:s/></text:span><text:span text:style-name="T211_14">all</text:span><text:span text:style-name="T211_15"><text:s/>&lt;</text:span><text:span text:style-name="T211_16">tag</text:span><text:span text:style-name="T211_17">&gt;</text:span><text:span text:style-name="T211_18">s</text:span></text:p>
      <text:p text:style-name="P212"><text:span text:style-name="T212_1">formats</text:span><text:span text:style-name="T212_2"><text:s/>=<text:s/></text:span><text:span text:style-name="T212_3">soup</text:span><text:span text:style-name="T212_4">.</text:span><text:span text:style-name="T212_5">find</text:span><text:span text:style-name="T212_6">_</text:span><text:span text:style-name="T212_7">all</text:span><text:span text:style-name="T212_8">([‘</text:span><text:span text:style-name="T212_9">i</text:span><text:span text:style-name="T212_10">’,’</text:span><text:span text:style-name="T212_11">b</text:span><text:span text:style-name="T212_12">’,’</text:span><text:span text:style-name="T212_13">em</text:span><text:span text:style-name="T212_14">’,’</text:span><text:span text:style-name="T212_15">strong</text:span><text:span text:style-name="T212_16">’])</text:span><text:span text:style-name="T212_17"><text:s/>#<text:s/></text:span><text:span text:style-name="T212_18">Finds</text:span><text:span text:style-name="T212_19"><text:s/></text:span><text:span text:style-name="T212_20">all</text:span><text:span text:style-name="T212_21"><text:s/></text:span><text:span text:style-name="T212_22">bold</text:span><text:span text:style-name="T212_23">/</text:span><text:span text:style-name="T212_24">italic</text:span><text:span text:style-name="T212_25"><text:s/></text:span><text:span text:style-name="T212_26">formats</text:span></text:p>
      <text:p text:style-name="P213"><text:span text:style-name="T213_1">links</text:span><text:span text:style-name="T213_2">[0].</text:span><text:span text:style-name="T213_3">get</text:span><text:span text:style-name="T213_4"><text:s/>(‘</text:span><text:span text:style-name="T213_5">href</text:span><text:span text:style-name="T213_6">’)</text:span><text:span text:style-name="T213_7"><text:s/>#<text:s/></text:span><text:span text:style-name="T213_8">Or</text:span><text:span text:style-name="T213_9"><text:s/></text:span><text:span text:style-name="T213_10">any</text:span><text:span text:style-name="T213_11"><text:s/></text:span><text:span text:style-name="T213_12">other</text:span><text:span text:style-name="T213_13"><text:s/></text:span><text:span text:style-name="T213_14">tag</text:span><text:span text:style-name="T213_15"><text:s/></text:span><text:span text:style-name="T213_16">parameter</text:span></text:p>
      <text:p text:style-name="P214"><text:span text:style-name="T214_1">links</text:span><text:span text:style-name="T214_2">[0][‘</text:span><text:span text:style-name="T214_3">href</text:span><text:span text:style-name="T214_4">’]</text:span><text:span text:style-name="T214_5"><text:s/>#<text:s/></text:span><text:span text:style-name="T214_6">Same</text:span><text:span text:style-name="T214_7"><text:s/></text:span><text:span text:style-name="T214_8">as</text:span><text:span text:style-name="T214_9"><text:s/></text:span><text:span text:style-name="T214_10">above</text:span></text:p>
      <text:p text:style-name="P215"><text:span text:style-name="T215_1">soup</text:span><text:span text:style-name="T215_2">.</text:span><text:span text:style-name="T215_3">find</text:span><text:span text:style-name="T215_4">(</text:span><text:span text:style-name="T215_5">id</text:span><text:span text:style-name="T215_6">=”</text:span><text:span text:style-name="T215_7">link</text:span><text:span text:style-name="T215_8">3”)</text:span><text:span text:style-name="T215_9"><text:s/>#<text:s/></text:span><text:span text:style-name="T215_10">Find</text:span><text:span text:style-name="T215_11"><text:s/></text:span><text:span text:style-name="T215_12">all</text:span><text:span text:style-name="T215_13"><text:s/></text:span><text:span text:style-name="T215_14">elements</text:span><text:span text:style-name="T215_15"><text:s/></text:span><text:span text:style-name="T215_16">that</text:span><text:span text:style-name="T215_17"><text:s/></text:span><text:span text:style-name="T215_18">have</text:span><text:span text:style-name="T215_19"><text:s/></text:span><text:span text:style-name="T215_20">attribute</text:span><text:span text:style-name="T215_21"><text:s/>&lt;...<text:s/></text:span><text:span text:style-name="T215_22">id</text:span><text:span text:style-name="T215_23">=”</text:span><text:span text:style-name="T215_24">link</text:span><text:span text:style-name="T215_25">3”<text:s/>…&gt;</text:span></text:p>
      <text:p text:style-name="P216"><text:span text:style-name="T216_1">tag</text:span><text:span text:style-name="T216_2">.</text:span><text:span text:style-name="T216_3">has</text:span><text:span text:style-name="T216_4">_</text:span><text:span text:style-name="T216_5">attr</text:span><text:span text:style-name="T216_6">(‘</text:span><text:span text:style-name="T216_7">id</text:span><text:span text:style-name="T216_8">’)</text:span><text:span text:style-name="T216_9"><text:s/>#<text:s/></text:span><text:span text:style-name="T216_10">Does</text:span><text:span text:style-name="T216_11"><text:s/></text:span><text:span text:style-name="T216_12">the</text:span><text:span text:style-name="T216_13"><text:s/></text:span><text:span text:style-name="T216_14">tag</text:span><text:span text:style-name="T216_15"><text:s/></text:span><text:span text:style-name="T216_16">have</text:span><text:span text:style-name="T216_17"><text:s/></text:span><text:span text:style-name="T216_18">the</text:span><text:span text:style-name="T216_19"><text:s/></text:span><text:span text:style-name="T216_20">attribute</text:span><text:span text:style-name="T216_21"><text:s/></text:span><text:span text:style-name="T216_22">id</text:span><text:span text:style-name="T216_23">?</text:span></text:p>
      <text:p text:style-name="P217"/>
      <text:p text:style-name="P218"><text:span text:style-name="T218_1">Find</text:span><text:span text:style-name="T218_2"><text:s/></text:span><text:span text:style-name="T218_3">all</text:span><text:span text:style-name="T218_4"><text:s/></text:span><text:span text:style-name="T218_5">links</text:span><text:span text:style-name="T218_6">:<text:s/></text:span><text:span text:style-name="T218_7">their</text:span><text:span text:style-name="T218_8"><text:s/></text:span><text:span text:style-name="T218_9">labels</text:span><text:span text:style-name="T218_10"><text:s/></text:span><text:span text:style-name="T218_11">and</text:span><text:span text:style-name="T218_12"><text:s/></text:span><text:span text:style-name="T218_13">destinations</text:span></text:p>
      <text:p text:style-name="P219"><text:span text:style-name="T219_1">[(</text:span><text:span text:style-name="T219_2">link</text:span><text:span text:style-name="T219_3">.</text:span><text:span text:style-name="T219_4">string</text:span><text:span text:style-name="T219_5">,<text:s/></text:span><text:span text:style-name="T219_6">link</text:span><text:span text:style-name="T219_7">["</text:span><text:span text:style-name="T219_8">href</text:span><text:span text:style-name="T219_9">"])<text:s/></text:span><text:span text:style-name="T219_10">for</text:span><text:span text:style-name="T219_11"><text:s/></text:span><text:span text:style-name="T219_12">link</text:span><text:span text:style-name="T219_13"><text:s/></text:span><text:span text:style-name="T219_14">in</text:span><text:span text:style-name="T219_15"><text:s/></text:span><text:span text:style-name="T219_16">soup</text:span><text:span text:style-name="T219_17">.</text:span><text:span text:style-name="T219_18">find</text:span><text:span text:style-name="T219_19">_</text:span><text:span text:style-name="T219_20">all</text:span><text:span text:style-name="T219_21">('</text:span><text:span text:style-name="T219_22">a</text:span><text:span text:style-name="T219_23">')<text:s/></text:span><text:span text:style-name="T219_24">if</text:span><text:span text:style-name="T219_25"><text:s/></text:span><text:span text:style-name="T219_26">link</text:span><text:span text:style-name="T219_27">.</text:span><text:span text:style-name="T219_28">has</text:span><text:span text:style-name="T219_29">_</text:span><text:span text:style-name="T219_30">attr</text:span><text:span text:style-name="T219_31">('</text:span><text:span text:style-name="T219_32">href</text:span><text:span text:style-name="T219_33">')]</text:span></text:p>
      <text:h text:style-name="P220" text:outline-level="10"><text:bookmark-start text:name="h.94fb8hn6mmk3"/><text:bookmark-end text:name="h.94fb8hn6mmk3"/><text:span text:style-name="T220_1">CSV</text:span></text:h>
      <text:h text:style-name="P221" text:outline-level="10"><text:bookmark-start text:name="h.i5jnykw4ddzu"/><text:bookmark-end text:name="h.i5jnykw4ddzu"/><text:span text:style-name="T221_1">JSON</text:span></text:h>
      <text:h text:style-name="P222" text:outline-level="10"><text:bookmark-start text:name="h.ta8g6gfb5mrs"/><text:bookmark-end text:name="h.ta8g6gfb5mrs"/><text:span text:style-name="T222_1">NLTK</text:span></text:h>
      <text:p text:style-name="P223"><text:span text:style-name="T223_1">Corpora</text:span><text:span text:style-name="T223_2">.<text:s/></text:span><text:span text:style-name="T223_3">Tokenization</text:span><text:span text:style-name="T223_4">.<text:s/></text:span><text:span text:style-name="T223_5">Stemming</text:span><text:span text:style-name="T223_6">.<text:s/></text:span><text:span text:style-name="T223_7">Lemmatization</text:span><text:span text:style-name="T223_8">.</text:span></text:p>
      <text:h text:style-name="P224" text:outline-level="10"><text:span text:style-name="T224_1">Relational</text:span><text:span text:style-name="T224_2"><text:s/></text:span><text:span text:style-name="T224_3">Databases</text:span></text:h>
      <text:p text:style-name="P225"><text:span text:style-name="T225_1">PyMySQL</text:span><text:span text:style-name="T225_2">.</text:span></text:p>
      <text:h text:style-name="P226" text:outline-level="10"><text:span text:style-name="T226_1">Numeric</text:span><text:span text:style-name="T226_2"><text:s/></text:span><text:span text:style-name="T226_3">Data</text:span></text:h>
      <text:h text:style-name="P227" text:outline-level="10"><text:span text:style-name="T227_1">Basic</text:span><text:span text:style-name="T227_2"><text:s/></text:span><text:span text:style-name="T227_3">numpy</text:span></text:h>
      <text:p text:style-name="P228"><text:span text:style-name="T228_1">import</text:span><text:span text:style-name="T228_2"><text:s/></text:span><text:span text:style-name="T228_3">numpy</text:span><text:span text:style-name="T228_4"><text:s/></text:span><text:span text:style-name="T228_5">as</text:span><text:span text:style-name="T228_6"><text:s/></text:span><text:span text:style-name="T228_7">np</text:span></text:p>
      <text:p text:style-name="P229"><text:span text:style-name="T229_1">np</text:span><text:span text:style-name="T229_2">.</text:span><text:span text:style-name="T229_3">array</text:span><text:span text:style-name="T229_4"><text:s/>(</text:span><text:span text:style-name="T229_5">dim</text:span><text:span text:style-name="T229_6">[</text:span><text:span text:style-name="T229_7">s</text:span><text:span text:style-name="T229_8">]<text:s/>[,</text:span><text:span text:style-name="T229_9">dtype</text:span><text:span text:style-name="T229_10">=</text:span><text:span text:style-name="T229_11">xxx</text:span><text:span text:style-name="T229_12">])</text:span></text:p>
      <text:p text:style-name="P230"><text:span text:style-name="T230_1">np</text:span><text:span text:style-name="T230_2">.</text:span><text:span text:style-name="T230_3">ones</text:span><text:span text:style-name="T230_4"><text:s/>(</text:span><text:span text:style-name="T230_5">dim</text:span><text:span text:style-name="T230_6">[</text:span><text:span text:style-name="T230_7">s</text:span><text:span text:style-name="T230_8">])</text:span></text:p>
      <text:p text:style-name="P231"><text:span text:style-name="T231_1">np</text:span><text:span text:style-name="T231_2">.</text:span><text:span text:style-name="T231_3">zeros</text:span><text:span text:style-name="T231_4"><text:s/>(</text:span><text:span text:style-name="T231_5">dim</text:span><text:span text:style-name="T231_6">[</text:span><text:span text:style-name="T231_7">s</text:span><text:span text:style-name="T231_8">])</text:span></text:p>
      <text:p text:style-name="P232"><text:span text:style-name="T232_1">np</text:span><text:span text:style-name="T232_2">.</text:span><text:span text:style-name="T232_3">empty</text:span><text:span text:style-name="T232_4"><text:s/>(</text:span><text:span text:style-name="T232_5">dim</text:span><text:span text:style-name="T232_6">[</text:span><text:span text:style-name="T232_7">s</text:span><text:span text:style-name="T232_8">])</text:span></text:p>
      <text:p text:style-name="P233"><text:span text:style-name="T233_1">np</text:span><text:span text:style-name="T233_2">.</text:span><text:span text:style-name="T233_3">arange</text:span><text:span text:style-name="T233_4"><text:s/>(</text:span><text:span text:style-name="T233_5">size</text:span><text:span text:style-name="T233_6"><text:s/>[,...])</text:span></text:p>
      <text:p text:style-name="P234"><text:span text:style-name="T234_1">np</text:span><text:span text:style-name="T234_2">.</text:span><text:span text:style-name="T234_3">eye</text:span><text:span text:style-name="T234_4"><text:s/>(</text:span><text:span text:style-name="T234_5">size</text:span><text:span text:style-name="T234_6">)</text:span></text:p>
      <text:p text:style-name="P235"><text:span text:style-name="T235_1">a</text:span><text:span text:style-name="T235_2">.</text:span><text:span text:style-name="T235_3">ndim</text:span></text:p>
      <text:p text:style-name="P236"><text:span text:style-name="T236_1">a</text:span><text:span text:style-name="T236_2">.</text:span><text:span text:style-name="T236_3">shape</text:span></text:p>
      <text:p text:style-name="P237"><text:span text:style-name="T237_1">a</text:span><text:span text:style-name="T237_2">.</text:span><text:span text:style-name="T237_3">dtype</text:span></text:p>
      <text:p text:style-name="P238"><text:span text:style-name="T238_1">a</text:span><text:span text:style-name="T238_2">.</text:span><text:span text:style-name="T238_3">astype</text:span><text:span text:style-name="T238_4"><text:s/>(</text:span><text:span text:style-name="T238_5">type</text:span><text:span text:style-name="T238_6">)</text:span></text:p>
      <text:p text:style-name="P239"><text:span text:style-name="T239_1">a</text:span><text:span text:style-name="T239_2">.</text:span><text:span text:style-name="T239_3">copy</text:span><text:span text:style-name="T239_4"><text:s/>()</text:span></text:p>
      <text:p text:style-name="P240"><text:span text:style-name="T240_1">Operations</text:span><text:span text:style-name="T240_2"><text:s/></text:span><text:span text:style-name="T240_3">between</text:span><text:span text:style-name="T240_4"><text:s/></text:span><text:span text:style-name="T240_5">arrays</text:span><text:span text:style-name="T240_6"><text:s/></text:span><text:span text:style-name="T240_7">and</text:span><text:span text:style-name="T240_8"><text:s/></text:span><text:span text:style-name="T240_9">scalars</text:span><text:span text:style-name="T240_10"><text:s/>(</text:span><text:span text:style-name="T240_11">broadcasting</text:span><text:span text:style-name="T240_12">)</text:span></text:p>
      <text:p text:style-name="P241"><text:span text:style-name="T241_1">Indexing</text:span><text:span text:style-name="T241_2"><text:s/></text:span><text:span text:style-name="T241_3">and</text:span><text:span text:style-name="T241_4"><text:s/></text:span><text:span text:style-name="T241_5">slicing</text:span><text:span text:style-name="T241_6">;<text:s/></text:span><text:span text:style-name="T241_7">Boolean</text:span><text:span text:style-name="T241_8"><text:s/></text:span><text:span text:style-name="T241_9">indexing</text:span><text:span text:style-name="T241_10">;<text:s/>-,<text:s/>|,<text:s/>&amp;</text:span></text:p>
      <text:p text:style-name="P242"><text:span text:style-name="T242_1">data</text:span><text:span text:style-name="T242_2">[</text:span><text:span text:style-name="T242_3">data</text:span><text:span text:style-name="T242_4">&lt;0]=0</text:span></text:p>
      <text:p text:style-name="P243"><text:span text:style-name="T243_1">Smart</text:span><text:span text:style-name="T243_2"><text:s/></text:span><text:span text:style-name="T243_3">indexing</text:span><text:span text:style-name="T243_4">:<text:s/></text:span><text:span text:style-name="T243_5">list</text:span><text:span text:style-name="T243_6"><text:s/></text:span><text:span text:style-name="T243_7">as</text:span><text:span text:style-name="T243_8"><text:s/></text:span><text:span text:style-name="T243_9">an</text:span><text:span text:style-name="T243_10"><text:s/></text:span><text:span text:style-name="T243_11">index</text:span></text:p>
      <text:p text:style-name="P244"><text:span text:style-name="T244_1">data</text:span><text:span text:style-name="T244_2">[[1,3,1,0]];<text:s/></text:span><text:span text:style-name="T244_3">data</text:span><text:span text:style-name="T244_4">[:,<text:s/>[2]]</text:span></text:p>
      <text:p text:style-name="P245"><text:span text:style-name="T245_1">Transposing</text:span></text:p>
      <text:p text:style-name="P246"><text:span text:style-name="T246_1">a</text:span><text:span text:style-name="T246_2">.</text:span><text:span text:style-name="T246_3">T</text:span></text:p>
      <text:p text:style-name="P247"><text:span text:style-name="T247_1">a</text:span><text:span text:style-name="T247_2">.</text:span><text:span text:style-name="T247_3">reshape</text:span><text:span text:style-name="T247_4"><text:s/>((</text:span><text:span text:style-name="T247_5">m</text:span><text:span text:style-name="T247_6">,</text:span><text:span text:style-name="T247_7">n</text:span><text:span text:style-name="T247_8">))</text:span></text:p>
      <text:p text:style-name="P248"><text:span text:style-name="T248_1">a</text:span><text:span text:style-name="T248_2">.</text:span><text:span text:style-name="T248_3">transpose</text:span><text:span text:style-name="T248_4"><text:s/>((</text:span><text:span text:style-name="T248_5">ax</text:span><text:span text:style-name="T248_6">1,</text:span><text:span text:style-name="T248_7">ax</text:span><text:span text:style-name="T248_8">2))</text:span></text:p>
      <text:p text:style-name="P249"><text:span text:style-name="T249_1">a</text:span><text:span text:style-name="T249_2">.</text:span><text:span text:style-name="T249_3">swapaxes</text:span><text:span text:style-name="T249_4"><text:s/>(</text:span><text:span text:style-name="T249_5">ax</text:span><text:span text:style-name="T249_6">1,<text:s/></text:span><text:span text:style-name="T249_7">ax</text:span><text:span text:style-name="T249_8">2)</text:span><text:span text:style-name="T249_9"><text:s/>–<text:s/></text:span><text:span text:style-name="T249_10">returns</text:span><text:span text:style-name="T249_11"><text:s/></text:span><text:span text:style-name="T249_12">a</text:span><text:span text:style-name="T249_13"><text:s/></text:span><text:span text:style-name="T249_14">view</text:span><text:span text:style-name="T249_15">,<text:s/></text:span><text:span text:style-name="T249_16">not</text:span><text:span text:style-name="T249_17"><text:s/></text:span><text:span text:style-name="T249_18">a</text:span><text:span text:style-name="T249_19"><text:s/></text:span><text:span text:style-name="T249_20">copy</text:span></text:p>
      <text:p text:style-name="P250"><text:span text:style-name="T250_1">Universal</text:span><text:span text:style-name="T250_2"><text:s/></text:span><text:span text:style-name="T250_3">math</text:span><text:span text:style-name="T250_4"><text:s/></text:span><text:span text:style-name="T250_5">functions</text:span><text:span text:style-name="T250_6"><text:s/>(</text:span><text:span text:style-name="T250_7">algebraic</text:span><text:span text:style-name="T250_8">,<text:s/></text:span><text:span text:style-name="T250_9">trig</text:span><text:span text:style-name="T250_10">,<text:s/></text:span><text:span text:style-name="T250_11">isnan</text:span><text:span text:style-name="T250_12">,<text:s/></text:span><text:span text:style-name="T250_13">isfinite</text:span><text:span text:style-name="T250_14">,<text:s/></text:span><text:span text:style-name="T250_15">isinf</text:span><text:span text:style-name="T250_16">)</text:span></text:p>
      <text:p text:style-name="P251"><text:span text:style-name="T251_1">Conditions</text:span><text:span text:style-name="T251_2">:</text:span><text:span text:style-name="T251_3"><text:s/></text:span><text:span text:style-name="T251_4">np</text:span><text:span text:style-name="T251_5">.</text:span><text:span text:style-name="T251_6">where</text:span><text:span text:style-name="T251_7"><text:s/>(</text:span><text:span text:style-name="T251_8">cond</text:span><text:span text:style-name="T251_9">,<text:s/></text:span><text:span text:style-name="T251_10">x</text:span><text:span text:style-name="T251_11">,<text:s/></text:span><text:span text:style-name="T251_12">y</text:span><text:span text:style-name="T251_13">);<text:s/></text:span><text:span text:style-name="T251_14">a</text:span><text:span text:style-name="T251_15">.</text:span><text:span text:style-name="T251_16">any</text:span><text:span text:style-name="T251_17"><text:s/>();<text:s/></text:span><text:span text:style-name="T251_18">a</text:span><text:span text:style-name="T251_19">.</text:span><text:span text:style-name="T251_20">all</text:span><text:span text:style-name="T251_21"><text:s/>()</text:span></text:p>
      <text:p text:style-name="P252"><text:span text:style-name="T252_1">Set</text:span><text:span text:style-name="T252_2">:</text:span></text:p>
      <text:p text:style-name="P253"><text:span text:style-name="T253_1">np</text:span><text:span text:style-name="T253_2">.</text:span><text:span text:style-name="T253_3">unique</text:span><text:span text:style-name="T253_4"><text:s/>();<text:s/></text:span><text:span text:style-name="T253_5">np</text:span><text:span text:style-name="T253_6">.</text:span><text:span text:style-name="T253_7">in</text:span><text:span text:style-name="T253_8">1</text:span><text:span text:style-name="T253_9">d</text:span><text:span text:style-name="T253_10">(</text:span><text:span text:style-name="T253_11">vals</text:span><text:span text:style-name="T253_12">,<text:s/></text:span><text:span text:style-name="T253_13">arr</text:span><text:span text:style-name="T253_14">);<text:s/></text:span><text:span text:style-name="T253_15">np</text:span><text:span text:style-name="T253_16">.</text:span><text:span text:style-name="T253_17">union</text:span><text:span text:style-name="T253_18">1</text:span><text:span text:style-name="T253_19">d</text:span><text:span text:style-name="T253_20"><text:s/>(</text:span><text:span text:style-name="T253_21">x</text:span><text:span text:style-name="T253_22">,</text:span><text:span text:style-name="T253_23">y</text:span><text:span text:style-name="T253_24">);<text:s/></text:span><text:span text:style-name="T253_25">np</text:span><text:span text:style-name="T253_26">.</text:span><text:span text:style-name="T253_27">intersect</text:span><text:span text:style-name="T253_28">1</text:span><text:span text:style-name="T253_29">d</text:span><text:span text:style-name="T253_30"><text:s/>(</text:span><text:span text:style-name="T253_31">x</text:span><text:span text:style-name="T253_32">,</text:span><text:span text:style-name="T253_33">y</text:span><text:span text:style-name="T253_34">)</text:span></text:p>
      <text:p text:style-name="P254"><text:span text:style-name="T254_1">Stats</text:span><text:span text:style-name="T254_2">:</text:span></text:p>
      <text:p text:style-name="P255"><text:span text:style-name="T255_1">a</text:span><text:span text:style-name="T255_2">.</text:span><text:span text:style-name="T255_3">mean</text:span><text:span text:style-name="T255_4">(),<text:s/></text:span><text:span text:style-name="T255_5">a</text:span><text:span text:style-name="T255_6">.</text:span><text:span text:style-name="T255_7">sum</text:span><text:span text:style-name="T255_8"><text:s/>(),<text:s/></text:span><text:span text:style-name="T255_9">a</text:span><text:span text:style-name="T255_10">.</text:span><text:span text:style-name="T255_11">std</text:span><text:span text:style-name="T255_12"><text:s/>(),<text:s/></text:span><text:span text:style-name="T255_13">a</text:span><text:span text:style-name="T255_14">.</text:span><text:span text:style-name="T255_15">min</text:span><text:span text:style-name="T255_16"><text:s/>(),<text:s/></text:span><text:span text:style-name="T255_17">a</text:span><text:span text:style-name="T255_18">.</text:span><text:span text:style-name="T255_19">max</text:span><text:span text:style-name="T255_20"><text:s/>(),<text:s/></text:span><text:span text:style-name="T255_21">a</text:span><text:span text:style-name="T255_22">.</text:span><text:span text:style-name="T255_23">sumsum</text:span><text:span text:style-name="T255_24"><text:s/>(),<text:s/></text:span><text:span text:style-name="T255_25">a</text:span><text:span text:style-name="T255_26">.</text:span><text:span text:style-name="T255_27">cumprod</text:span><text:span text:style-name="T255_28"><text:s/>()</text:span></text:p>
      <text:p text:style-name="P256"><text:span text:style-name="T256_1">a</text:span><text:span text:style-name="T256_2">.</text:span><text:span text:style-name="T256_3">sort</text:span><text:span text:style-name="T256_4"><text:s/>()</text:span></text:p>
      <text:p text:style-name="P257"><text:span text:style-name="T257_1">File</text:span><text:span text:style-name="T257_2"><text:s/></text:span><text:span text:style-name="T257_3">I</text:span><text:span text:style-name="T257_4">/</text:span><text:span text:style-name="T257_5">O</text:span><text:span text:style-name="T257_6"><text:s/>(</text:span><text:span text:style-name="T257_7">to</text:span><text:span text:style-name="T257_8"><text:s/>.</text:span><text:span text:style-name="T257_9">npy</text:span><text:span text:style-name="T257_10"><text:s/></text:span><text:span text:style-name="T257_11">files</text:span><text:span text:style-name="T257_12">)</text:span></text:p>
      <text:p text:style-name="P258"><text:span text:style-name="T258_1">np</text:span><text:span text:style-name="T258_2">.</text:span><text:span text:style-name="T258_3">save</text:span><text:span text:style-name="T258_4"><text:s/>(</text:span><text:span text:style-name="T258_5">file</text:span><text:span text:style-name="T258_6">,<text:s/></text:span><text:span text:style-name="T258_7">arr</text:span><text:span text:style-name="T258_8">)</text:span></text:p>
      <text:p text:style-name="P259"><text:span text:style-name="T259_1">np</text:span><text:span text:style-name="T259_2">.</text:span><text:span text:style-name="T259_3">load</text:span><text:span text:style-name="T259_4"><text:s/>(</text:span><text:span text:style-name="T259_5">file</text:span><text:span text:style-name="T259_6">)</text:span></text:p>
      <text:p text:style-name="P260"><text:span text:style-name="T260_1">arr</text:span><text:span text:style-name="T260_2"><text:s/>=<text:s/></text:span><text:span text:style-name="T260_3">np</text:span><text:span text:style-name="T260_4">.</text:span><text:span text:style-name="T260_5">loadtxt</text:span><text:span text:style-name="T260_6"><text:s/>(</text:span><text:span text:style-name="T260_7">csv</text:span><text:span text:style-name="T260_8">,<text:s/></text:span><text:span text:style-name="T260_9">delimiter</text:span><text:span text:style-name="T260_10">=”,”)</text:span></text:p>
      <text:p text:style-name="P261"><text:span text:style-name="T261_1">np</text:span><text:span text:style-name="T261_2">.</text:span><text:span text:style-name="T261_3">savetxt</text:span><text:span text:style-name="T261_4"><text:s/>(</text:span><text:span text:style-name="T261_5">csv</text:span><text:span text:style-name="T261_6">,<text:s/></text:span><text:span text:style-name="T261_7">x</text:span><text:span text:style-name="T261_8">,<text:s/>…)</text:span></text:p>
      <text:p text:style-name="P262"><text:span text:style-name="T262_1">Linear</text:span><text:span text:style-name="T262_2"><text:s/></text:span><text:span text:style-name="T262_3">algebra</text:span></text:p>
      <text:p text:style-name="P263"><text:span text:style-name="T263_1">x</text:span><text:span text:style-name="T263_2">.</text:span><text:span text:style-name="T263_3">dot</text:span><text:span text:style-name="T263_4"><text:s/>(</text:span><text:span text:style-name="T263_5">y</text:span><text:span text:style-name="T263_6">)</text:span></text:p>
      <text:p text:style-name="P264"><text:span text:style-name="T264_1">n</text:span><text:span text:style-name="T264_2">.</text:span><text:span text:style-name="T264_3">trace</text:span><text:span text:style-name="T264_4"><text:s/>(</text:span><text:span text:style-name="T264_5">x</text:span><text:span text:style-name="T264_6">)</text:span></text:p>
      <text:p text:style-name="P265"><text:span text:style-name="T265_1">n</text:span><text:span text:style-name="T265_2">.</text:span><text:span text:style-name="T265_3">diag</text:span><text:span text:style-name="T265_4"><text:s/>(</text:span><text:span text:style-name="T265_5">mtx</text:span><text:span text:style-name="T265_6">);<text:s/></text:span><text:span text:style-name="T265_7">n</text:span><text:span text:style-name="T265_8">.</text:span><text:span text:style-name="T265_9">diag</text:span><text:span text:style-name="T265_10">(</text:span><text:span text:style-name="T265_11">vector</text:span><text:span text:style-name="T265_12">)</text:span></text:p>
      <text:p text:style-name="P266"><text:span text:style-name="T266_1">from</text:span><text:span text:style-name="T266_2"><text:s/></text:span><text:span text:style-name="T266_3">numpy</text:span><text:span text:style-name="T266_4">.</text:span><text:span text:style-name="T266_5">linalg</text:span><text:span text:style-name="T266_6"><text:s/></text:span><text:span text:style-name="T266_7">import</text:span><text:span text:style-name="T266_8"><text:s/>*</text:span></text:p>
      <text:p text:style-name="P267"><text:span text:style-name="T267_1">inv</text:span><text:span text:style-name="T267_2">(</text:span><text:span text:style-name="T267_3">a</text:span><text:span text:style-name="T267_4">);<text:s/></text:span><text:span text:style-name="T267_5">det</text:span><text:span text:style-name="T267_6">(</text:span><text:span text:style-name="T267_7">a</text:span><text:span text:style-name="T267_8">);<text:s/></text:span><text:span text:style-name="T267_9">norm</text:span><text:span text:style-name="T267_10">(</text:span><text:span text:style-name="T267_11">a</text:span><text:span text:style-name="T267_12">);<text:s/></text:span><text:span text:style-name="T267_13">solve</text:span><text:span text:style-name="T267_14">(</text:span><text:span text:style-name="T267_15">a</text:span><text:span text:style-name="T267_16">,</text:span><text:span text:style-name="T267_17">b</text:span><text:span text:style-name="T267_18">)</text:span></text:p>
      <text:p text:style-name="P268"><text:span text:style-name="T268_1">Random</text:span><text:span text:style-name="T268_2"><text:s/></text:span><text:span text:style-name="T268_3">numbers</text:span></text:p>
      <text:p text:style-name="P269"><text:span text:style-name="T269_1">import</text:span><text:span text:style-name="T269_2"><text:s/></text:span><text:span text:style-name="T269_3">numpy</text:span><text:span text:style-name="T269_4">.</text:span><text:span text:style-name="T269_5">random</text:span><text:span text:style-name="T269_6"><text:s/></text:span><text:span text:style-name="T269_7">as</text:span><text:span text:style-name="T269_8"><text:s/></text:span><text:span text:style-name="T269_9">rnd</text:span></text:p>
      <text:p text:style-name="P270"><text:span text:style-name="T270_1">rnd</text:span><text:span text:style-name="T270_2">.</text:span><text:span text:style-name="T270_3">seed</text:span><text:span text:style-name="T270_4"><text:s/>(</text:span><text:span text:style-name="T270_5">z</text:span><text:span text:style-name="T270_6">)</text:span></text:p>
      <text:p text:style-name="P271"><text:span text:style-name="T271_1">rnd</text:span><text:span text:style-name="T271_2">.</text:span><text:span text:style-name="T271_3">rand</text:span><text:span text:style-name="T271_4"><text:s/>(</text:span><text:span text:style-name="T271_5">shape</text:span><text:span text:style-name="T271_6">),<text:s/></text:span><text:span text:style-name="T271_7">uniform</text:span><text:span text:style-name="T271_8">,<text:s/></text:span><text:span text:style-name="T271_9">randint</text:span></text:p>
      <text:p text:style-name="P272"><text:span text:style-name="T272_1">rnd</text:span><text:span text:style-name="T272_2">.</text:span><text:span text:style-name="T272_3">randn</text:span><text:span text:style-name="T272_4"><text:s/>(</text:span><text:span text:style-name="T272_5">shape</text:span><text:span text:style-name="T272_6">),<text:s/></text:span><text:span text:style-name="T272_7">normal</text:span></text:p>
      <text:h text:style-name="P273" text:outline-level="10"><text:span text:style-name="T273_1">Some</text:span><text:span text:style-name="T273_2"><text:s/></text:span><text:span text:style-name="T273_3">matplotlib</text:span></text:h>
      <text:p text:style-name="P274"><text:span text:style-name="T274_1">import</text:span><text:span text:style-name="T274_2"><text:s/></text:span><text:span text:style-name="T274_3">matplotlib</text:span><text:span text:style-name="T274_4">.</text:span><text:span text:style-name="T274_5">pyplot</text:span><text:span text:style-name="T274_6"><text:s/></text:span><text:span text:style-name="T274_7">as</text:span><text:span text:style-name="T274_8"><text:s/></text:span><text:span text:style-name="T274_9">plt</text:span></text:p>
      <text:p text:style-name="P275"><text:span text:style-name="T275_1">plt</text:span><text:span text:style-name="T275_2">.</text:span><text:span text:style-name="T275_3">imshow</text:span><text:span text:style-name="T275_4"><text:s/>(</text:span><text:span text:style-name="T275_5">matrix</text:span><text:span text:style-name="T275_6">,<text:s/></text:span><text:span text:style-name="T275_7">cmap</text:span><text:span text:style-name="T275_8">=</text:span><text:span text:style-name="T275_9">plt</text:span><text:span text:style-name="T275_10">.</text:span><text:span text:style-name="T275_11">cm</text:span><text:span text:style-name="T275_12">.</text:span><text:span text:style-name="T275_13">gray</text:span><text:span text:style-name="T275_14">)</text:span></text:p>
      <text:p text:style-name="P276"><text:span text:style-name="T276_1">plt</text:span><text:span text:style-name="T276_2">.</text:span><text:span text:style-name="T276_3">colorbar</text:span><text:span text:style-name="T276_4"><text:s/>()</text:span></text:p>
      <text:p text:style-name="P277"><text:span text:style-name="T277_1">plt</text:span><text:span text:style-name="T277_2">.</text:span><text:span text:style-name="T277_3">title</text:span><text:span text:style-name="T277_4"><text:s/>(“</text:span><text:span text:style-name="T277_5">LaTeX</text:span><text:span text:style-name="T277_6"><text:s/></text:span><text:span text:style-name="T277_7">allowed</text:span><text:span text:style-name="T277_8"><text:s/></text:span><text:span text:style-name="T277_9">here</text:span><text:span text:style-name="T277_10">”)</text:span></text:p>
      <text:p text:style-name="P278"><text:span text:style-name="T278_1">plt</text:span><text:span text:style-name="T278_2">.</text:span><text:span text:style-name="T278_3">show</text:span><text:span text:style-name="T278_4"><text:s/>()</text:span></text:p>
      <text:h text:style-name="P279" text:outline-level="10"><text:span text:style-name="T279_1">Pandas</text:span></text:h>
      <text:p text:style-name="P280"><text:span text:style-name="T280_1">import</text:span><text:span text:style-name="T280_2"><text:s/></text:span><text:span text:style-name="T280_3">pandas</text:span><text:span text:style-name="T280_4"><text:s/></text:span><text:span text:style-name="T280_5">as</text:span><text:span text:style-name="T280_6"><text:s/></text:span><text:span text:style-name="T280_7">pd</text:span></text:p>
      <text:p text:style-name="P281"><text:span text:style-name="T281_1">Data</text:span><text:span text:style-name="T281_2"><text:s/></text:span><text:span text:style-name="T281_3">frames</text:span><text:span text:style-name="T281_4"><text:s/></text:span><text:span text:style-name="T281_5">and</text:span><text:span text:style-name="T281_6"><text:s/></text:span><text:span text:style-name="T281_7">series</text:span><text:span text:style-name="T281_8">.<text:s/></text:span><text:span text:style-name="T281_9">Time</text:span><text:span text:style-name="T281_10">-</text:span><text:span text:style-name="T281_11">series</text:span><text:span text:style-name="T281_12"><text:s/></text:span><text:span text:style-name="T281_13">data</text:span><text:span text:style-name="T281_14">.<text:s/></text:span><text:span text:style-name="T281_15">Handling</text:span><text:span text:style-name="T281_16"><text:s/></text:span><text:span text:style-name="T281_17">missing</text:span><text:span text:style-name="T281_18"><text:s/></text:span><text:span text:style-name="T281_19">data</text:span><text:span text:style-name="T281_20">.<text:s/></text:span><text:span text:style-name="T281_21">Arithmetic</text:span><text:span text:style-name="T281_22"><text:s/></text:span><text:span text:style-name="T281_23">operations</text:span><text:span text:style-name="T281_24"><text:s/></text:span><text:span text:style-name="T281_25">and</text:span><text:span text:style-name="T281_26"><text:s/></text:span><text:span text:style-name="T281_27">reductions</text:span><text:span text:style-name="T281_28">.<text:s/></text:span><text:span text:style-name="T281_29">Database</text:span><text:span text:style-name="T281_30">-</text:span><text:span text:style-name="T281_31">type</text:span><text:span text:style-name="T281_32"><text:s/></text:span><text:span text:style-name="T281_33">operations</text:span><text:span text:style-name="T281_34"><text:s/>(</text:span><text:span text:style-name="T281_35">merge</text:span><text:span text:style-name="T281_36">,<text:s/></text:span><text:span text:style-name="T281_37">etc</text:span><text:span text:style-name="T281_38">.)</text:span></text:p>
      <text:p text:style-name="P282"><text:span text:style-name="T282_1">ps</text:span><text:span text:style-name="T282_2"><text:s/>=<text:s/></text:span><text:span text:style-name="T282_3">pd</text:span><text:span text:style-name="T282_4">.</text:span><text:span text:style-name="T282_5">Series</text:span><text:span text:style-name="T282_6"><text:s/>(</text:span><text:span text:style-name="T282_7">data</text:span><text:span text:style-name="T282_8"><text:s/>[,<text:s/></text:span><text:span text:style-name="T282_9">index</text:span><text:span text:style-name="T282_10">=...])</text:span><text:span text:style-name="T282_11">;<text:s/></text:span><text:span text:style-name="T282_12">can</text:span><text:span text:style-name="T282_13"><text:s/></text:span><text:span text:style-name="T282_14">be</text:span><text:span text:style-name="T282_15"><text:s/></text:span><text:span text:style-name="T282_16">a</text:span><text:span text:style-name="T282_17"><text:s/></text:span><text:span text:style-name="T282_18">dictionary</text:span></text:p>
      <text:p text:style-name="P283"><text:span text:style-name="T283_1">ps</text:span><text:span text:style-name="T283_2">.</text:span><text:span text:style-name="T283_3">values</text:span></text:p>
      <text:p text:style-name="P284"><text:span text:style-name="T284_1">ps</text:span><text:span text:style-name="T284_2">.</text:span><text:span text:style-name="T284_3">index</text:span><text:span text:style-name="T284_4">;<text:s/></text:span><text:span text:style-name="T284_5">indexing</text:span><text:span text:style-name="T284_6">;<text:s/></text:span><text:span text:style-name="T284_7">preserved</text:span><text:span text:style-name="T284_8"><text:s/></text:span><text:span text:style-name="T284_9">during</text:span><text:span text:style-name="T284_10"><text:s/></text:span><text:span text:style-name="T284_11">operations</text:span><text:span text:style-name="T284_12">;<text:s/></text:span><text:span text:style-name="T284_13">NaN</text:span><text:span text:style-name="T284_14"><text:s/></text:span><text:span text:style-name="T284_15">for</text:span><text:span text:style-name="T284_16"><text:s/></text:span><text:span text:style-name="T284_17">missing</text:span><text:span text:style-name="T284_18"><text:s/></text:span><text:span text:style-name="T284_19">values</text:span></text:p>
      <text:p text:style-name="P285"><text:span text:style-name="T285_1">index</text:span><text:span text:style-name="T285_2"><text:s/></text:span><text:span text:style-name="T285_3">and</text:span><text:span text:style-name="T285_4"><text:s/></text:span><text:span text:style-name="T285_5">data</text:span><text:span text:style-name="T285_6"><text:s/></text:span><text:span text:style-name="T285_7">frame</text:span><text:span text:style-name="T285_8"><text:s/></text:span><text:span text:style-name="T285_9">can</text:span><text:span text:style-name="T285_10"><text:s/></text:span><text:span text:style-name="T285_11">have</text:span><text:span text:style-name="T285_12"><text:s/></text:span><text:span text:style-name="T285_13">names</text:span><text:span text:style-name="T285_14">:</text:span></text:p>
      <text:p text:style-name="P286"><text:span text:style-name="T286_1">ps</text:span><text:span text:style-name="T286_2">.</text:span><text:span text:style-name="T286_3">index</text:span><text:span text:style-name="T286_4">.</text:span><text:span text:style-name="T286_5">name</text:span><text:span text:style-name="T286_6"><text:s/>=<text:s/>“</text:span><text:span text:style-name="T286_7">X</text:span><text:span text:style-name="T286_8">”</text:span></text:p>
      <text:p text:style-name="P287"><text:span text:style-name="T287_1">ps</text:span><text:span text:style-name="T287_2">.</text:span><text:span text:style-name="T287_3">name</text:span><text:span text:style-name="T287_4"><text:s/>=<text:s/>“</text:span><text:span text:style-name="T287_5">Y</text:span><text:span text:style-name="T287_6">”</text:span></text:p>
      <text:p text:style-name="P288"><text:span text:style-name="T288_1">df</text:span><text:span text:style-name="T288_2"><text:s/>=<text:s/></text:span><text:span text:style-name="T288_3">ps</text:span><text:span text:style-name="T288_4">.</text:span><text:span text:style-name="T288_5">dataFrame</text:span><text:span text:style-name="T288_6"><text:s/>(</text:span><text:span text:style-name="T288_7">dict</text:span><text:span text:style-name="T288_8"><text:s/>[,<text:s/></text:span><text:span text:style-name="T288_9">columns</text:span><text:span text:style-name="T288_10">=[...],<text:s/></text:span><text:span text:style-name="T288_11">index</text:span><text:span text:style-name="T288_12">=[...]])</text:span></text:p>
      <text:p text:style-name="P289"><text:span text:style-name="T289_1">df</text:span><text:span text:style-name="T289_2">.</text:span><text:span text:style-name="T289_3">ix</text:span><text:span text:style-name="T289_4">[</text:span><text:span text:style-name="T289_5">rowN</text:span><text:span text:style-name="T289_6">]</text:span></text:p>
      <text:p text:style-name="P290"><text:span text:style-name="T290_1">df</text:span><text:span text:style-name="T290_2">['</text:span><text:span text:style-name="T290_3">column</text:span><text:span text:style-name="T290_4">']=15</text:span><text:span text:style-name="T290_5">;<text:s/></text:span><text:span text:style-name="T290_6">Broadcasting</text:span></text:p>
      <text:p text:style-name="P291"><text:span text:style-name="T291_1">xxx</text:span><text:span text:style-name="T291_2"><text:s/></text:span><text:span text:style-name="T291_3">in</text:span><text:span text:style-name="T291_4"><text:s/></text:span><text:span text:style-name="T291_5">ps</text:span><text:span text:style-name="T291_6">.</text:span><text:span text:style-name="T291_7">index</text:span></text:p>
      <text:p text:style-name="P292"><text:span text:style-name="T292_1">Both</text:span><text:span text:style-name="T292_2"><text:s/></text:span><text:span text:style-name="T292_3">for</text:span><text:span text:style-name="T292_4"><text:s/></text:span><text:span text:style-name="T292_5">Series</text:span><text:span text:style-name="T292_6"><text:s/></text:span><text:span text:style-name="T292_7">and</text:span><text:span text:style-name="T292_8"><text:s/></text:span><text:span text:style-name="T292_9">DataFrame</text:span></text:p>
      <text:p text:style-name="P293"><text:span text:style-name="T293_1">ps</text:span><text:span text:style-name="T293_2">.</text:span><text:span text:style-name="T293_3">reindex</text:span><text:span text:style-name="T293_4"><text:s/>(</text:span><text:span text:style-name="T293_5">newindex</text:span><text:span text:style-name="T293_6"><text:s/>[,<text:s/></text:span><text:span text:style-name="T293_7">columns</text:span><text:span text:style-name="T293_8">=[...],<text:s/></text:span><text:span text:style-name="T293_9">fill</text:span><text:span text:style-name="T293_10">_</text:span><text:span text:style-name="T293_11">value</text:span><text:span text:style-name="T293_12">=</text:span><text:span text:style-name="T293_13">X</text:span><text:span text:style-name="T293_14">,<text:s/></text:span><text:span text:style-name="T293_15">method</text:span><text:span text:style-name="T293_16">='</text:span><text:span text:style-name="T293_17">ffill</text:span><text:span text:style-name="T293_18">'</text:span><text:span text:style-name="T293_19"><text:s/>(</text:span><text:span text:style-name="T293_20">or</text:span><text:span text:style-name="T293_21"><text:s/>'</text:span><text:span text:style-name="T293_22">bfill</text:span><text:span text:style-name="T293_23">'</text:span><text:span text:style-name="T293_24">)</text:span><text:span text:style-name="T293_25">])</text:span></text:p>
      <text:p text:style-name="P294"><text:span text:style-name="T294_1">ps</text:span><text:span text:style-name="T294_2">.</text:span><text:span text:style-name="T294_3">drop</text:span><text:span text:style-name="T294_4"><text:s/>(</text:span><text:span text:style-name="T294_5">key</text:span><text:span text:style-name="T294_6">[</text:span><text:span text:style-name="T294_7">s</text:span><text:span text:style-name="T294_8">])</text:span></text:p>
      <text:p text:style-name="P295"><text:span text:style-name="T295_1">Missing</text:span><text:span text:style-name="T295_2"><text:s/></text:span><text:span text:style-name="T295_3">data</text:span></text:p>
      <text:p text:style-name="P296"><text:span text:style-name="T296_1">ps</text:span><text:span text:style-name="T296_2">.</text:span><text:span text:style-name="T296_3">dropna</text:span><text:span text:style-name="T296_4">(),<text:s/></text:span><text:span text:style-name="T296_5">isnull</text:span><text:span text:style-name="T296_6">,<text:s/></text:span><text:span text:style-name="T296_7">notnull</text:span><text:span text:style-name="T296_8">,<text:s/></text:span><text:span text:style-name="T296_9">fillna</text:span></text:p>
      <text:p text:style-name="P297"><text:span text:style-name="T297_1">Indexing</text:span><text:span text:style-name="T297_2">,<text:s/></text:span><text:span text:style-name="T297_3">four</text:span><text:span text:style-name="T297_4"><text:s/></text:span><text:span text:style-name="T297_5">arithmetic</text:span><text:span text:style-name="T297_6"><text:s/></text:span><text:span text:style-name="T297_7">operations</text:span><text:span text:style-name="T297_8"><text:s/>(</text:span><text:span text:style-name="T297_9">can</text:span><text:span text:style-name="T297_10"><text:s/></text:span><text:span text:style-name="T297_11">be</text:span><text:span text:style-name="T297_12"><text:s/></text:span><text:span text:style-name="T297_13">mixed</text:span><text:span text:style-name="T297_14">!),<text:s/></text:span><text:span text:style-name="T297_15">universal</text:span><text:span text:style-name="T297_16"><text:s/></text:span><text:span text:style-name="T297_17">functions</text:span><text:span text:style-name="T297_18">.</text:span></text:p>
      <text:p text:style-name="P298"><text:span text:style-name="T298_1">ps</text:span><text:span text:style-name="T298_2">.</text:span><text:span text:style-name="T298_3">sort</text:span><text:span text:style-name="T298_4">_</text:span><text:span text:style-name="T298_5">index</text:span><text:span text:style-name="T298_6">([</text:span><text:span text:style-name="T298_7">ascending</text:span><text:span text:style-name="T298_8">=</text:span><text:span text:style-name="T298_9">True</text:span><text:span text:style-name="T298_10">])</text:span></text:p>
      <text:p text:style-name="P299"><text:span text:style-name="T299_1">ps</text:span><text:span text:style-name="T299_2">.</text:span><text:span text:style-name="T299_3">rank</text:span><text:span text:style-name="T299_4"><text:s/>()</text:span></text:p>
      <text:p text:style-name="P300"><text:span text:style-name="T300_1">ps</text:span><text:span text:style-name="T300_2">.</text:span><text:span text:style-name="T300_3">sum</text:span><text:span text:style-name="T300_4"><text:s/>([</text:span><text:span text:style-name="T300_5">skipna</text:span><text:span text:style-name="T300_6">=</text:span><text:span text:style-name="T300_7">False</text:span><text:span text:style-name="T300_8">]),<text:s/></text:span><text:span text:style-name="T300_9">mean</text:span><text:span text:style-name="T300_10">,<text:s/></text:span><text:span text:style-name="T300_11">median</text:span><text:span text:style-name="T300_12">,<text:s/></text:span><text:span text:style-name="T300_13">std</text:span><text:span text:style-name="T300_14">,<text:s/></text:span><text:span text:style-name="T300_15">count</text:span></text:p>
      <text:p text:style-name="P301"><text:span text:style-name="T301_1">ps</text:span><text:span text:style-name="T301_2">.</text:span><text:span text:style-name="T301_3">max</text:span><text:span text:style-name="T301_4"><text:s/>(),<text:s/></text:span><text:span text:style-name="T301_5">min</text:span></text:p>
      <text:p text:style-name="P302"><text:span text:style-name="T302_1">ps</text:span><text:span text:style-name="T302_2">.</text:span><text:span text:style-name="T302_3">idmax</text:span><text:span text:style-name="T302_4"><text:s/>()</text:span></text:p>
      <text:p text:style-name="P303"><text:span text:style-name="T303_1">ps</text:span><text:span text:style-name="T303_2">.</text:span><text:span text:style-name="T303_3">argmax</text:span><text:span text:style-name="T303_4"><text:s/>()</text:span></text:p>
      <text:p text:style-name="P304"><text:span text:style-name="T304_1">ps</text:span><text:span text:style-name="T304_2">.</text:span><text:span text:style-name="T304_3">cumsum</text:span><text:span text:style-name="T304_4"><text:s/>(),<text:s/></text:span><text:span text:style-name="T304_5">cummin</text:span><text:span text:style-name="T304_6">,<text:s/></text:span><text:span text:style-name="T304_7">cummax</text:span><text:span text:style-name="T304_8">,<text:s/></text:span><text:span text:style-name="T304_9">diff</text:span></text:p>
      <text:p text:style-name="P305"><text:span text:style-name="T305_1">Correlations</text:span></text:p>
      <text:p text:style-name="P306"><text:span text:style-name="T306_1">ser</text:span><text:span text:style-name="T306_2">1.</text:span><text:span text:style-name="T306_3">corr</text:span><text:span text:style-name="T306_4">(</text:span><text:span text:style-name="T306_5">ser</text:span><text:span text:style-name="T306_6">2)</text:span></text:p>
      <text:p text:style-name="P307"><text:span text:style-name="T307_1">ser</text:span><text:span text:style-name="T307_2">1.</text:span><text:span text:style-name="T307_3">cov</text:span><text:span text:style-name="T307_4">(</text:span><text:span text:style-name="T307_5">ser</text:span><text:span text:style-name="T307_6">2)</text:span></text:p>
      <text:h text:style-name="P308" text:outline-level="10"><text:span text:style-name="T308_1">Some</text:span><text:span text:style-name="T308_2"><text:s/></text:span><text:span text:style-name="T308_3">Statistics</text:span></text:h>
      <text:p text:style-name="P309"><text:span text:style-name="T309_1">Probability</text:span><text:span text:style-name="T309_2"><text:s/></text:span><text:span text:style-name="T309_3">distributions</text:span><text:span text:style-name="T309_4">.<text:s/></text:span><text:span text:style-name="T309_5">PDF</text:span><text:span text:style-name="T309_6">.<text:s/></text:span><text:span text:style-name="T309_7">CDF</text:span><text:span text:style-name="T309_8">.<text:s/></text:span><text:span text:style-name="T309_9">Mean</text:span><text:span text:style-name="T309_10">.<text:s/></text:span><text:span text:style-name="T309_11">Standard</text:span><text:span text:style-name="T309_12"><text:s/></text:span><text:span text:style-name="T309_13">deviation</text:span><text:span text:style-name="T309_14">.</text:span></text:p>
      <text:list text:style-name="LS4" xml:id="list34">
        <text:list-item>
          <text:p text:style-name="P310"><text:span text:style-name="T310_1">Discrete</text:span><text:span text:style-name="T310_2">:</text:span></text:p>
          <text:list>
            <text:list-item>
              <text:p text:style-name="P311"><text:span text:style-name="T311_1">Binomial</text:span></text:p>
            </text:list-item>
            <text:list-item>
              <text:p text:style-name="P312"><text:span text:style-name="T312_1">Bernoulli</text:span></text:p>
            </text:list-item>
            <text:list-item>
              <text:p text:style-name="P313"><text:span text:style-name="T313_1">Poisson</text:span></text:p>
            </text:list-item>
          </text:list>
        </text:list-item>
        <text:list-item>
          <text:p text:style-name="P314"><text:span text:style-name="T314_1">Continuous</text:span><text:span text:style-name="T314_2">:</text:span></text:p>
          <text:list>
            <text:list-item>
              <text:p text:style-name="P315"><text:span text:style-name="T315_1">Uniform</text:span></text:p>
            </text:list-item>
            <text:list-item>
              <text:p text:style-name="P316"><text:span text:style-name="T316_1">Normal</text:span></text:p>
            </text:list-item>
            <text:list-item>
              <text:p text:style-name="P317"><text:span text:style-name="T317_1">Exponential</text:span></text:p>
            </text:list-item>
            <text:list-item>
              <text:p text:style-name="P318"><text:span text:style-name="T318_1">Student</text:span><text:span text:style-name="T318_2"><text:s/></text:span><text:span text:style-name="T318_3">t</text:span><text:span text:style-name="T318_4">-</text:span><text:span text:style-name="T318_5">distribution</text:span></text:p>
            </text:list-item>
          </text:list>
        </text:list-item>
      </text:list>
      <text:p text:style-name="P319"><text:span text:style-name="T319_1">Estimating</text:span><text:span text:style-name="T319_2"><text:s/></text:span><text:span text:style-name="T319_3">mean</text:span><text:span text:style-name="T319_4"><text:s/></text:span><text:span text:style-name="T319_5">and</text:span><text:span text:style-name="T319_6"><text:s/></text:span><text:span text:style-name="T319_7">standard</text:span><text:span text:style-name="T319_8"><text:s/></text:span><text:span text:style-name="T319_9">deviation</text:span><text:span text:style-name="T319_10">.</text:span></text:p>
      <text:p text:style-name="P320"><text:span text:style-name="T320_1">Correlations</text:span><text:span text:style-name="T320_2">.<text:s/></text:span><text:span text:style-name="T320_3">Autocorrelations</text:span><text:span text:style-name="T320_4">.<text:s/></text:span><text:span text:style-name="T320_5">Least</text:span><text:span text:style-name="T320_6"><text:s/></text:span><text:span text:style-name="T320_7">square</text:span><text:span text:style-name="T320_8"><text:s/></text:span><text:span text:style-name="T320_9">fit</text:span><text:span text:style-name="T320_10">.</text:span></text:p>
      <text:p text:style-name="P321"><text:span text:style-name="T321_1">General</text:span><text:span text:style-name="T321_2"><text:s/></text:span><text:span text:style-name="T321_3">linear</text:span><text:span text:style-name="T321_4"><text:s/></text:span><text:span text:style-name="T321_5">regression</text:span><text:span text:style-name="T321_6"><text:s/></text:span><text:span text:style-name="T321_7">models</text:span><text:span text:style-name="T321_8">.</text:span></text:p>
      <text:p text:style-name="P322"><text:span text:style-name="T322_1">Data</text:span><text:span text:style-name="T322_2"><text:s/></text:span><text:span text:style-name="T322_3">independence</text:span><text:span text:style-name="T322_4">.<text:s/></text:span><text:span text:style-name="T322_5">Student</text:span><text:span text:style-name="T322_6"><text:s/></text:span><text:span text:style-name="T322_7">t</text:span><text:span text:style-name="T322_8">-</text:span><text:span text:style-name="T322_9">test</text:span><text:span text:style-name="T322_10">.</text:span></text:p>
      <text:h text:style-name="P323" text:outline-level="10"><text:span text:style-name="T323_1">Network</text:span><text:span text:style-name="T323_2"><text:s/></text:span><text:span text:style-name="T323_3">Data</text:span></text:h>
      <text:p text:style-name="P324"><text:span text:style-name="T324_1">Graphs</text:span><text:span text:style-name="T324_2">,<text:s/></text:span><text:span text:style-name="T324_3">digraphs</text:span><text:span text:style-name="T324_4">,<text:s/></text:span><text:span text:style-name="T324_5">multigraphs</text:span><text:span text:style-name="T324_6">.</text:span></text:p>
      <text:p text:style-name="P325"><text:span text:style-name="T325_1">Arcs</text:span><text:span text:style-name="T325_2">,<text:s/></text:span><text:span text:style-name="T325_3">edges</text:span><text:span text:style-name="T325_4">,<text:s/></text:span><text:span text:style-name="T325_5">attributes</text:span><text:span text:style-name="T325_6">.</text:span></text:p>
      <text:p text:style-name="P326"><text:span text:style-name="T326_1">Paths</text:span><text:span text:style-name="T326_2">.<text:s/></text:span><text:span text:style-name="T326_3">Bridges</text:span><text:span text:style-name="T326_4">.</text:span></text:p>
      <text:p text:style-name="P327"><text:span text:style-name="T327_1">Components</text:span><text:span text:style-name="T327_2">,<text:s/></text:span><text:span text:style-name="T327_3">GCC</text:span><text:span text:style-name="T327_4">.</text:span></text:p>
      <text:p text:style-name="P328"><text:span text:style-name="T328_1">Centralities</text:span><text:span text:style-name="T328_2">:<text:s/></text:span><text:span text:style-name="T328_3">degree</text:span><text:span text:style-name="T328_4">,<text:s/></text:span><text:span text:style-name="T328_5">closeness</text:span><text:span text:style-name="T328_6">,<text:s/></text:span><text:span text:style-name="T328_7">betweenness</text:span><text:span text:style-name="T328_8">,<text:s/></text:span><text:span text:style-name="T328_9">eigenvector</text:span><text:span text:style-name="T328_10">.</text:span></text:p>
      <text:p text:style-name="P329"><text:span text:style-name="T329_1">Clustering</text:span><text:span text:style-name="T329_2"><text:s/></text:span><text:span text:style-name="T329_3">coefficient</text:span><text:span text:style-name="T329_4">.</text:span></text:p>
      <text:p text:style-name="P330"><text:span text:style-name="T330_1">Modularity</text:span><text:span text:style-name="T330_2">,<text:s/></text:span><text:span text:style-name="T330_3">community</text:span><text:span text:style-name="T330_4"><text:s/></text:span><text:span text:style-name="T330_5">structure</text:span><text:span text:style-name="T330_6">.</text:span></text:p>
      <text:p text:style-name="P331"><text:span text:style-name="T331_1">networkx</text:span><text:span text:style-name="T331_2">.</text:span></text:p>
      <text:p text:style-name="P332"><text:span text:style-name="T332_1">Gephi</text:span><text:span text:style-name="T332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17" style:family="text"/>
    <style:style style:name="T1_18" style:family="text"/>
    <style:style style:name="T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CMPSC</text:span><text:span text:style-name="T1_2">-</text:span><text:span text:style-name="T1_3">F</text:span><text:span text:style-name="T1_4">310<text:s/></text:span><text:span text:style-name="T1_5">Introduction</text:span><text:span text:style-name="T1_6"><text:s/></text:span><text:span text:style-name="T1_7">to</text:span><text:span text:style-name="T1_8"><text:s/></text:span><text:span text:style-name="T1_9">Data</text:span><text:span text:style-name="T1_10"><text:s/></text:span><text:span text:style-name="T1_11">Science</text:span><text:span text:style-name="T1_12">.<text:s/></text:span><text:span text:style-name="T1_13">Lecture</text:span><text:span text:style-name="T1_14"><text:s/></text:span><text:span text:style-name="T1_15">Notes</text:span><text:span text:style-name="T1_16"><text:tab/></text:span><text:span text:style-name="T1_17">Summer</text:span><text:span text:style-name="T1_18"><text:s/></text:span><text:span text:style-name="T1_19">2015</text:span></text:p>
      </style:header>
      <style:footer>
        <text:p text:style-name="P2"><text:span text:style-name="T2_1"><text:page-number text:select-page="current"/></text:span><text:span text:style-name="T2_2"><text:s/></text:span><text:span text:style-name="T2_3">of</text:span><text:span text:style-name="T2_4"><text:s/></text:span><text:span text:style-name="T2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